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3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6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7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8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9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0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1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82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3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84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5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9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0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0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1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16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1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2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6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Default" style:data-style-name="N130"/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4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6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57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8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9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161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4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16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6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7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8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9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70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71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74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75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8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0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loext:opacity="100%" fo:font-size="10pt" fo:font-style="normal" style:text-underline-style="none" fo:font-weight="normal"/>
    </style:style>
    <style:style style:name="T3" style:family="text">
      <style:text-properties fo:color="#242424" loext:opacity="100%" fo:font-size="10pt" fo:font-style="normal" style:text-underline-style="none" fo:font-weight="normal"/>
    </style:style>
    <style:style style:name="T2" style:family="text">
      <style:text-properties fo:color="#000000" loext:opacity="100%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0pt" fo:font-weight="normal" style:text-underline-style="none" style:text-underline-color="font-color" fo:font-style="normal"/>
    </style:style>
    <style:style style:name="T6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6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4" table:number-columns-repeated="4" table:default-cell-style-name="ce77"/>
        <table:table-column table:style-name="co3" table:number-columns-repeated="2" table:default-cell-style-name="ce77"/>
        <table:table-column table:style-name="co8" table:default-cell-style-name="ce77"/>
        <table:table-column table:style-name="co3" table:number-columns-repeated="4" table:default-cell-style-name="ce77"/>
        <table:table-column table:style-name="co9" table:default-cell-style-name="ce77"/>
        <table:table-column table:style-name="co3" table:number-columns-repeated="4" table:default-cell-style-name="ce77"/>
        <table:table-column table:style-name="co10" table:default-cell-style-name="ce77"/>
        <table:table-column table:style-name="co3" table:number-columns-repeated="16" table:default-cell-style-name="ce77"/>
        <table:table-column table:style-name="co11" table:default-cell-style-name="ce77"/>
        <table:table-column table:style-name="co3" table:number-columns-repeated="4" table:default-cell-style-name="ce77"/>
        <table:table-column table:style-name="co12" table:default-cell-style-name="ce77"/>
        <table:table-column table:style-name="co3" table:number-columns-repeated="972" table:default-cell-style-name="ce77"/>
        <table:table-column table:style-name="co13" table:default-cell-style-name="ce77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76" office:value-type="string" calcext:value-type="string">
            <text:p><text:span text:style-name="T5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layer:</text:span></text:p>
          </table:table-cell>
          <table:table-cell office:value-type="string" calcext:value-type="string">
            <text:p><text:span text:style-name="T5">Input</text:span></text:p>
          </table:table-cell>
          <table:table-cell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office:value-type="string" calcext:value-type="string">
            <text:p><text:span text:style-name="T5">Depth</text:span></text:p>
          </table:table-cell>
          <table:table-cell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office:value-type="string" calcext:value-type="string">
            <text:p><text:span text:style-name="T5">Depth</text:span></text:p>
          </table:table-cell>
          <table:table-cell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office:value-type="string" calcext:value-type="string">
            <text:p><text:span text:style-name="T5">Depth</text:span></text:p>
          </table:table-cell>
          <table:table-cell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office:value-type="string" calcext:value-type="string">
            <text:p><text:span text:style-name="T5">Depth</text:span></text:p>
          </table:table-cell>
          <table:table-cell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ool</text:span></text:p>
          </table:table-cell>
          <table:table-cell office:value-type="string" calcext:value-type="string">
            <text:p><text:span text:style-name="T5">Dense</text:span></text:p>
          </table:table-cell>
          <table:table-cell table:number-columns-repeated="2"/>
          <table:table-cell office:value-type="string" calcext:value-type="string">
            <text:p><text:span text:style-name="T5">Converter</text:span></text:p>
          </table:table-cell>
          <table:table-cell office:value-type="string" calcext:value-type="string">
            <text:p><text:span text:style-name="T5">Non-Linearity</text:span></text:p>
          </table:table-cell>
          <table:table-cell office:value-type="string" calcext:value-type="string">
            <text:p><text:span text:style-name="T5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5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5">shape</text:span></text:p>
          </table:table-cell>
          <table:table-cell office:value-type="string" calcext:value-type="string">
            <text:p><text:span text:style-name="T5">1,49,10,1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7,7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7,7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7,7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7,7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25,5,64</text:span></text:p>
          </table:table-cell>
          <table:table-cell office:value-type="string" calcext:value-type="string">
            <text:p><text:span text:style-name="T5">1,1,1,64</text:span></text:p>
          </table:table-cell>
          <table:table-cell office:value-type="string" calcext:value-type="string">
            <text:p><text:span text:style-name="T5">1,1,1,12</text:span></text:p>
          </table:table-cell>
          <table:table-cell table:number-columns-repeated="2"/>
          <table:table-cell office:value-type="string" calcext:value-type="string">
            <text:p><text:span text:style-name="T5">1,1,1,12</text:span></text:p>
          </table:table-cell>
          <table:table-cell office:value-type="string" calcext:value-type="string">
            <text:p><text:span text:style-name="T5">1,1,1,12</text:span></text:p>
          </table:table-cell>
          <table:table-cell office:value-type="string" calcext:value-type="string">
            <text:p><text:span text:style-name="T5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146" office:value-type="float" office:value="2560" calcext:value-type="float">
            <text:p>2560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/>
          <table:table-cell table:style-name="ce146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/>
          <table:table-cell table:style-name="ce146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5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5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5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5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5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5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5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5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5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5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17"/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7"/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75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7"/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22"/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5">PROJECTION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80"/>
          <table:table-cell table:number-columns-repeated="1106"/>
        </table:table-row>
        <table:table-row table:style-name="ro1">
          <table:table-cell table:number-columns-repeated="18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5">BACKPROPAGATION</text:span></text:p>
          </table:table-cell>
          <table:table-cell office:value-type="string" calcext:value-type="string">
            <text:p><text:span text:style-name="T5">TRAIN</text:span></text:p>
          </table:table-cell>
          <table:table-cell office:value-type="string" calcext:value-type="string">
            <text:p><text:span text:style-name="T5">INF</text:span></text:p>
          </table:table-cell>
          <table:table-cell/>
          <table:table-cell table:style-name="ce80"/>
          <table:table-cell table:number-columns-repeated="5"/>
          <table:table-cell table:style-name="ce80"/>
          <table:table-cell table:number-columns-repeated="2"/>
          <table:table-cell table:style-name="ce80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5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5">PEPITA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table:style-name="ce80" office:value-type="string" calcext:value-type="string">
            <text:p><text:span text:style-name="T5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80" office:value-type="string" calcext:value-type="string">
            <text:p><text:span text:style-name="T5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76" office:value-type="string" calcext:value-type="string">
            <text:p><text:span text:style-name="T5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5">layer:</text:span></text:p>
          </table:table-cell>
          <table:table-cell table:style-name="ce80" office:value-type="string" calcext:value-type="string">
            <text:p><text:span text:style-name="T5">Input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office:value-type="string" calcext:value-type="string">
            <text:p><text:span text:style-name="T5">Padding</text:span></text:p>
          </table:table-cell>
          <table:table-cell table:style-name="ce80" office:value-type="string" calcext:value-type="string">
            <text:p><text:span text:style-name="T5">Depth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table:style-name="ce80" office:value-type="string" calcext:value-type="string">
            <text:p><text:span text:style-name="T5">Pool</text:span></text:p>
          </table:table-cell>
          <table:table-cell table:style-name="ce80" office:value-type="string" calcext:value-type="string">
            <text:p><text:span text:style-name="T5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5">Converter</text:span></text:p>
          </table:table-cell>
          <table:table-cell table:style-name="ce80" office:value-type="string" calcext:value-type="string">
            <text:p><text:span text:style-name="T5">Non_linearity</text:span></text:p>
          </table:table-cell>
          <table:table-cell table:style-name="ce80" office:value-type="string" calcext:value-type="string">
            <text:p><text:span text:style-name="T5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5">size activations (byte)</text:span></text:p>
          </table:table-cell>
          <table:table-cell table:style-name="ce80" office:value-type="float" office:value="27649" calcext:value-type="float">
            <text:p>27649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80" office:value-type="float" office:value="18432" calcext:value-type="float">
            <text:p>18432</text:p>
          </table:table-cell>
          <table:table-cell table:style-name="ce80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80" office:value-type="float" office:value="9216" calcext:value-type="float">
            <text:p>9216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80" office:value-type="float" office:value="4608" calcext:value-type="float">
            <text:p>4608</text:p>
          </table:table-cell>
          <table:table-cell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80" office:value-type="float" office:value="2304" calcext:value-type="float">
            <text:p>2304</text:p>
          </table:table-cell>
          <table:table-cell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80" office:value-type="float" office:value="1152" calcext:value-type="float">
            <text:p>1152</text:p>
          </table:table-cell>
          <table:table-cell table:style-name="ce180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80" office:value-type="float" office:value="2304" calcext:value-type="float">
            <text:p>2304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80" office:value-type="float" office:value="8" calcext:value-type="float">
            <text:p>8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5">shape</text:span></text:p>
          </table:table-cell>
          <table:table-cell table:style-name="ce80" office:value-type="string" calcext:value-type="string">
            <text:p><text:span text:style-name="T5">1,96,96,3</text:span></text:p>
          </table:table-cell>
          <table:table-cell table:style-name="ce80" office:value-type="string" calcext:value-type="string">
            <text:p><text:span text:style-name="T5">1,48,48,8</text:span></text:p>
          </table:table-cell>
          <table:table-cell office:value-type="string" calcext:value-type="string">
            <text:p><text:span text:style-name="T5">1,50,50,8</text:span></text:p>
          </table:table-cell>
          <table:table-cell table:style-name="ce80" office:value-type="string" calcext:value-type="string">
            <text:p><text:span text:style-name="T5">1,48,48,8</text:span></text:p>
          </table:table-cell>
          <table:table-cell table:style-name="ce80" office:value-type="string" calcext:value-type="string">
            <text:p><text:span text:style-name="T5">1,48,48,16</text:span></text:p>
          </table:table-cell>
          <table:table-cell office:value-type="string" calcext:value-type="string">
            <text:p><text:span text:style-name="T5">1,50,50,16</text:span></text:p>
          </table:table-cell>
          <table:table-cell table:style-name="ce80" office:value-type="string" calcext:value-type="string">
            <text:p><text:span text:style-name="T5">1,24,24,16</text:span></text:p>
          </table:table-cell>
          <table:table-cell table:style-name="ce80" office:value-type="string" calcext:value-type="string">
            <text:p><text:span text:style-name="T5">1,24,24,32</text:span></text:p>
          </table:table-cell>
          <table:table-cell office:value-type="string" calcext:value-type="string">
            <text:p><text:span text:style-name="T5">1,26,26,32</text:span></text:p>
          </table:table-cell>
          <table:table-cell table:style-name="ce80" office:value-type="string" calcext:value-type="string">
            <text:p><text:span text:style-name="T5">1,24,24,32</text:span></text:p>
          </table:table-cell>
          <table:table-cell table:style-name="ce80" office:value-type="string" calcext:value-type="string">
            <text:p><text:span text:style-name="T5">1,24,24,32</text:span></text:p>
          </table:table-cell>
          <table:table-cell office:value-type="string" calcext:value-type="string">
            <text:p><text:span text:style-name="T5">1,26,26,32</text:span></text:p>
          </table:table-cell>
          <table:table-cell table:style-name="ce80" office:value-type="string" calcext:value-type="string">
            <text:p><text:span text:style-name="T5">1,12,12,32</text:span></text:p>
          </table:table-cell>
          <table:table-cell table:style-name="ce80" office:value-type="string" calcext:value-type="string">
            <text:p><text:span text:style-name="T5">1,12,12,64</text:span></text:p>
          </table:table-cell>
          <table:table-cell office:value-type="string" calcext:value-type="string">
            <text:p><text:span text:style-name="T5">1,14,14,64</text:span></text:p>
          </table:table-cell>
          <table:table-cell table:style-name="ce80" office:value-type="string" calcext:value-type="string">
            <text:p><text:span text:style-name="T5">1,12,12,64</text:span></text:p>
          </table:table-cell>
          <table:table-cell table:style-name="ce80" office:value-type="string" calcext:value-type="string">
            <text:p><text:span text:style-name="T5">1,12,12,64</text:span></text:p>
          </table:table-cell>
          <table:table-cell office:value-type="string" calcext:value-type="string">
            <text:p><text:span text:style-name="T5">1,14,14,64</text:span></text:p>
          </table:table-cell>
          <table:table-cell table:style-name="ce80" office:value-type="string" calcext:value-type="string">
            <text:p><text:span text:style-name="T5">1,6,6,64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office:value-type="string" calcext:value-type="string">
            <text:p><text:span text:style-name="T5">1,8,8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office:value-type="string" calcext:value-type="string">
            <text:p><text:span text:style-name="T5">1,8,8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office:value-type="string" calcext:value-type="string">
            <text:p><text:span text:style-name="T5">1,8,8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office:value-type="string" calcext:value-type="string">
            <text:p><text:span text:style-name="T5">1,8,8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office:value-type="string" calcext:value-type="string">
            <text:p><text:span text:style-name="T5">1,8,8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80" office:value-type="string" calcext:value-type="string">
            <text:p><text:span text:style-name="T5">1,6,6,128</text:span></text:p>
          </table:table-cell>
          <table:table-cell table:style-name="ce179" office:value-type="string" calcext:value-type="string">
            <text:p><text:span text:style-name="T7">1,8,8,128</text:span></text:p>
          </table:table-cell>
          <table:table-cell table:style-name="ce80" office:value-type="string" calcext:value-type="string">
            <text:p><text:span text:style-name="T5">1,3,3,128</text:span></text:p>
          </table:table-cell>
          <table:table-cell table:style-name="ce80" office:value-type="string" calcext:value-type="string">
            <text:p><text:span text:style-name="T5">1,3,3,256</text:span></text:p>
          </table:table-cell>
          <table:table-cell office:value-type="string" calcext:value-type="string">
            <text:p><text:span text:style-name="T5">1,5,5,256</text:span></text:p>
          </table:table-cell>
          <table:table-cell table:style-name="ce80" office:value-type="string" calcext:value-type="string">
            <text:p><text:span text:style-name="T5">1,3,3,256</text:span></text:p>
          </table:table-cell>
          <table:table-cell table:style-name="ce80" office:value-type="string" calcext:value-type="string">
            <text:p><text:span text:style-name="T5">1,3,3,256</text:span></text:p>
          </table:table-cell>
          <table:table-cell table:style-name="ce80" office:value-type="string" calcext:value-type="string">
            <text:p><text:span text:style-name="T5">1,1,1,256</text:span></text:p>
          </table:table-cell>
          <table:table-cell table:style-name="ce80" office:value-type="string" calcext:value-type="string">
            <text:p><text:span text:style-name="T5">1,1,1,2</text:span></text:p>
          </table:table-cell>
          <table:table-cell table:number-columns-repeated="2"/>
          <table:table-cell table:style-name="ce80" office:value-type="string" calcext:value-type="string">
            <text:p><text:span text:style-name="T5">1,1,1,2</text:span></text:p>
          </table:table-cell>
          <table:table-cell table:style-name="ce80" office:value-type="string" calcext:value-type="string">
            <text:p><text:span text:style-name="T5">1,1,1,2</text:span></text:p>
          </table:table-cell>
          <table:table-cell table:style-name="ce80" office:value-type="string" calcext:value-type="string">
            <text:p><text:span text:style-name="T5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216" calcext:value-type="float">
            <text:p>216</text:p>
          </table:table-cell>
          <table:table-cell table:style-name="Default"/>
          <table:table-cell table:style-name="ce146" office:value-type="float" office:value="72" calcext:value-type="float">
            <text:p>72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512" calcext:value-type="float">
            <text:p>512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1024" calcext:value-type="float">
            <text:p>1024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2048" calcext:value-type="float">
            <text:p>2048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8192" calcext:value-type="float">
            <text:p>8192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ce179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32768" calcext:value-type="float">
            <text:p>32768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style-name="ce146" office:value-type="float" office:value="65536" calcext:value-type="float">
            <text:p>65536</text:p>
          </table:table-cell>
          <table:table-cell table:style-name="ce80"/>
          <table:table-cell table:style-name="ce146" office:value-type="float" office:value="512" calcext:value-type="float">
            <text:p>512</text:p>
          </table:table-cell>
          <table:table-cell table:number-columns-repeated="2"/>
          <table:table-cell table:style-name="ce80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8" calcext:value-type="float">
            <text:p>8</text:p>
          </table:table-cell>
          <table:table-cell table:style-name="Default"/>
          <table:table-cell table:style-name="ce146" office:value-type="float" office:value="8" calcext:value-type="float">
            <text:p>8</text:p>
          </table:table-cell>
          <table:table-cell table:style-name="ce146" office:value-type="float" office:value="16" calcext:value-type="float">
            <text:p>16</text:p>
          </table:table-cell>
          <table:table-cell table:style-name="Default"/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32" calcext:value-type="float">
            <text:p>32</text:p>
          </table:table-cell>
          <table:table-cell table:style-name="Default"/>
          <table:table-cell table:number-columns-repeated="2" table:style-name="ce146" office:value-type="float" office:value="32" calcext:value-type="float">
            <text:p>32</text:p>
          </table:table-cell>
          <table:table-cell table:style-name="Default"/>
          <table:table-cell table:style-name="ce146" office:value-type="float" office:value="32" calcext:value-type="float">
            <text:p>32</text:p>
          </table:table-cell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style-name="ce146" office:value-type="float" office:value="64" calcext:value-type="float">
            <text:p>64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ce179"/>
          <table:table-cell table:style-name="ce146" office:value-type="float" office:value="128" calcext:value-type="float">
            <text:p>128</text:p>
          </table:table-cell>
          <table:table-cell table:style-name="ce146" office:value-type="float" office:value="256" calcext:value-type="float">
            <text:p>256</text:p>
          </table:table-cell>
          <table:table-cell/>
          <table:table-cell table:number-columns-repeated="2" table:style-name="ce146" office:value-type="float" office:value="256" calcext:value-type="float">
            <text:p>256</text:p>
          </table:table-cell>
          <table:table-cell table:style-name="ce80"/>
          <table:table-cell table:style-name="ce146" office:value-type="float" office:value="2" calcext:value-type="float">
            <text:p>2</text:p>
          </table:table-cell>
          <table:table-cell table:number-columns-repeated="2"/>
          <table:table-cell table:style-name="ce80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5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5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80" table:number-columns-repeated="2"/>
          <table:table-cell/>
          <table:table-cell table:style-name="ce80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5">H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5">W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0" table:number-columns-repeated="2"/>
          <table:table-cell table:number-columns-repeated="2"/>
          <table:table-cell table:style-name="ce80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5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5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5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5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5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5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5">TOTALE</text:span></text:p>
          </table:table-cell>
          <table:table-cell table:number-columns-repeated="1080"/>
        </table:table-row>
        <table:table-row table:style-name="ro2"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44"/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44"/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44"/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49"/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5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5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9" office:value-type="string" calcext:value-type="string">
            <text:p><text:span text:style-name="T5">BACKPROPAGATION</text:span></text:p>
          </table:table-cell>
          <table:table-cell office:value-type="string" calcext:value-type="string">
            <text:p><text:span text:style-name="T5">TRAIN</text:span></text:p>
          </table:table-cell>
          <table:table-cell office:value-type="string" calcext:value-type="string">
            <text:p><text:span text:style-name="T5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5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5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5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80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5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5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6" office:value-type="string" calcext:value-type="string">
            <text:p><text:span text:style-name="T5">CIFAR RESNET</text:span>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5">layer:</text:span></text:p>
          </table:table-cell>
          <table:table-cell table:style-name="ce80" office:value-type="string" calcext:value-type="string">
            <text:p><text:span text:style-name="T5">input</text:span></text:p>
          </table:table-cell>
          <table:table-cell table:style-name="ce80" office:value-type="string" calcext:value-type="string">
            <text:p><text:span text:style-name="T5">Conv2d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80" office:value-type="string" calcext:value-type="string">
            <text:p><text:span text:style-name="T5">Eltwise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78" office:value-type="string" calcext:value-type="string">
            <text:p><text:span text:style-name="T5">Conv2d</text:span></text:p>
          </table:table-cell>
          <table:table-cell table:style-name="ce80" office:value-type="string" calcext:value-type="string">
            <text:p><text:span text:style-name="T5">Eltwise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168" office:value-type="string" calcext:value-type="string">
            <text:p><text:span text:style-name="T5">Padding</text:span></text:p>
          </table:table-cell>
          <table:table-cell table:style-name="ce168" office:value-type="string" calcext:value-type="string">
            <text:p><text:span text:style-name="T5">Conv2d</text:span></text:p>
          </table:table-cell>
          <table:table-cell table:style-name="ce78" office:value-type="string" calcext:value-type="string">
            <text:p><text:span text:style-name="T5">Conv2d</text:span></text:p>
          </table:table-cell>
          <table:table-cell table:style-name="ce80" office:value-type="string" calcext:value-type="string">
            <text:p><text:span text:style-name="T5">Eltwise</text:span></text:p>
          </table:table-cell>
          <table:table-cell table:style-name="ce80" office:value-type="string" calcext:value-type="string">
            <text:p><text:span text:style-name="T5">Pool</text:span></text:p>
          </table:table-cell>
          <table:table-cell table:style-name="ce80" office:value-type="string" calcext:value-type="string">
            <text:p><text:span text:style-name="T5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5">converter</text:span></text:p>
          </table:table-cell>
          <table:table-cell table:style-name="ce80" office:value-type="string" calcext:value-type="string">
            <text:p><text:span text:style-name="T5">NonLin</text:span></text:p>
          </table:table-cell>
          <table:table-cell table:style-name="ce80" office:value-type="string" calcext:value-type="string">
            <text:p><text:span text:style-name="T5">converter</text:span>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5">size activations (byte)</text:span></text:p>
          </table:table-cell>
          <table:table-cell table:style-name="ce80" office:value-type="float" office:value="3073" calcext:value-type="float">
            <text:p>3073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8192" calcext:value-type="float">
            <text:p>8192</text:p>
          </table:table-cell>
          <table:table-cell table:style-name="ce78" office:value-type="float" office:value="8192" calcext:value-type="float">
            <text:p>8192</text:p>
          </table:table-cell>
          <table:table-cell table:style-name="ce80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4096" calcext:value-type="float">
            <text:p>4096</text:p>
          </table:table-cell>
          <table:table-cell table:style-name="ce168" office:value-type="float" office:value="6400" calcext:value-type="float">
            <text:p>6400</text:p>
          </table:table-cell>
          <table:table-cell table:style-name="ce168" office:value-type="float" office:value="4096" calcext:value-type="float">
            <text:p>4096</text:p>
          </table:table-cell>
          <table:table-cell table:style-name="ce78" office:value-type="float" office:value="4096" calcext:value-type="float">
            <text:p>4096</text:p>
          </table:table-cell>
          <table:table-cell table:style-name="ce80" office:value-type="float" office:value="4096" calcext:value-type="float">
            <text:p>4096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5">shape</text:span></text:p>
          </table:table-cell>
          <table:table-cell table:style-name="ce80" office:value-type="string" calcext:value-type="string">
            <text:p><text:span text:style-name="T5">1,32,32,3</text:span></text:p>
          </table:table-cell>
          <table:table-cell table:style-name="ce80" office:value-type="string" calcext:value-type="string">
            <text:p><text:span text:style-name="T5">1,32,32,16</text:span></text:p>
          </table:table-cell>
          <table:table-cell table:style-name="ce168" office:value-type="string" calcext:value-type="string">
            <text:p><text:span text:style-name="T5">1,34,34,16</text:span></text:p>
          </table:table-cell>
          <table:table-cell table:style-name="ce168" office:value-type="string" calcext:value-type="string">
            <text:p><text:span text:style-name="T5">1,32,32,16</text:span></text:p>
          </table:table-cell>
          <table:table-cell table:style-name="ce168" office:value-type="string" calcext:value-type="string">
            <text:p><text:span text:style-name="T5">1,34,34,16</text:span></text:p>
          </table:table-cell>
          <table:table-cell table:style-name="ce168" office:value-type="string" calcext:value-type="string">
            <text:p><text:span text:style-name="T5">1,32,32,16</text:span></text:p>
          </table:table-cell>
          <table:table-cell table:style-name="ce80" office:value-type="string" calcext:value-type="string">
            <text:p><text:span text:style-name="T5">1,32,32,16</text:span></text:p>
          </table:table-cell>
          <table:table-cell table:style-name="ce168" office:value-type="string" calcext:value-type="string">
            <text:p><text:span text:style-name="T5">1,34,34,16</text:span></text:p>
          </table:table-cell>
          <table:table-cell table:style-name="ce168" office:value-type="string" calcext:value-type="string">
            <text:p><text:span text:style-name="T5">1,16,16,32</text:span></text:p>
          </table:table-cell>
          <table:table-cell table:style-name="ce168" office:value-type="string" calcext:value-type="string">
            <text:p><text:span text:style-name="T5">1,18,18,32</text:span></text:p>
          </table:table-cell>
          <table:table-cell table:style-name="ce168" office:value-type="string" calcext:value-type="string">
            <text:p><text:span text:style-name="T5">1,16,16,32</text:span></text:p>
          </table:table-cell>
          <table:table-cell table:style-name="ce78" office:value-type="string" calcext:value-type="string">
            <text:p><text:span text:style-name="T5">1,16,16,32</text:span></text:p>
          </table:table-cell>
          <table:table-cell table:style-name="ce80" office:value-type="string" calcext:value-type="string">
            <text:p><text:span text:style-name="T5">1,16,16,32</text:span></text:p>
          </table:table-cell>
          <table:table-cell table:style-name="ce168" office:value-type="string" calcext:value-type="string">
            <text:p><text:span text:style-name="T5">1,18,18,32</text:span></text:p>
          </table:table-cell>
          <table:table-cell table:style-name="ce168" office:value-type="string" calcext:value-type="string">
            <text:p><text:span text:style-name="T5">1,8,8,64</text:span></text:p>
          </table:table-cell>
          <table:table-cell table:style-name="ce168" office:value-type="string" calcext:value-type="string">
            <text:p><text:span text:style-name="T5">1,10,10,64</text:span></text:p>
          </table:table-cell>
          <table:table-cell table:style-name="ce168" office:value-type="string" calcext:value-type="string">
            <text:p><text:span text:style-name="T5">1,8,8,64</text:span></text:p>
          </table:table-cell>
          <table:table-cell table:style-name="ce78" office:value-type="string" calcext:value-type="string">
            <text:p><text:span text:style-name="T5">1,8,8,64</text:span></text:p>
          </table:table-cell>
          <table:table-cell table:style-name="ce80" office:value-type="string" calcext:value-type="string">
            <text:p><text:span text:style-name="T5">1,8,8,64</text:span></text:p>
          </table:table-cell>
          <table:table-cell table:style-name="ce80" office:value-type="string" calcext:value-type="string">
            <text:p><text:span text:style-name="T5">1,1,1,64</text:span></text:p>
          </table:table-cell>
          <table:table-cell table:style-name="ce80" office:value-type="string" calcext:value-type="string">
            <text:p><text:span text:style-name="T5">1,1,1,10</text:span></text:p>
          </table:table-cell>
          <table:table-cell table:number-columns-repeated="2"/>
          <table:table-cell table:style-name="ce80" office:value-type="string" calcext:value-type="string">
            <text:p><text:span text:style-name="T5">1,1,1,10</text:span></text:p>
          </table:table-cell>
          <table:table-cell table:style-name="ce80" office:value-type="string" calcext:value-type="string">
            <text:p><text:span text:style-name="T5">1,1,1,10</text:span></text:p>
          </table:table-cell>
          <table:table-cell table:style-name="ce80" office:value-type="string" calcext:value-type="string">
            <text:p><text:span text:style-name="T5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432" calcext:value-type="float">
            <text:p>432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number-columns-repeated="2"/>
          <table:table-cell table:style-name="ce146" office:value-type="float" office:value="4608" calcext:value-type="float">
            <text:p>4608</text:p>
          </table:table-cell>
          <table:table-cell/>
          <table:table-cell table:style-name="ce146" office:value-type="float" office:value="9216" calcext:value-type="float">
            <text:p>9216</text:p>
          </table:table-cell>
          <table:table-cell table:style-name="ce146" office:value-type="float" office:value="512" calcext:value-type="float">
            <text:p>512</text:p>
          </table:table-cell>
          <table:table-cell/>
          <table:table-cell table:style-name="Default"/>
          <table:table-cell table:style-name="ce146" office:value-type="float" office:value="18432" calcext:value-type="float">
            <text:p>18432</text:p>
          </table:table-cell>
          <table:table-cell/>
          <table:table-cell table:style-name="ce146" office:value-type="float" office:value="36864" calcext:value-type="float">
            <text:p>36864</text:p>
          </table:table-cell>
          <table:table-cell table:style-name="ce146" office:value-type="float" office:value="2048" calcext:value-type="float">
            <text:p>2048</text:p>
          </table:table-cell>
          <table:table-cell table:number-columns-repeated="2"/>
          <table:table-cell table:style-name="ce146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 table:number-columns-repeated="2"/>
          <table:table-cell table:style-name="ce146" office:value-type="float" office:value="32" calcext:value-type="float">
            <text:p>32</text:p>
          </table:table-cell>
          <table:table-cell/>
          <table:table-cell table:number-columns-repeated="2" table:style-name="ce146" office:value-type="float" office:value="32" calcext:value-type="float">
            <text:p>32</text:p>
          </table:table-cell>
          <table:table-cell/>
          <table:table-cell table:style-name="Default"/>
          <table:table-cell table:style-name="ce146" office:value-type="float" office:value="64" calcext:value-type="float">
            <text:p>64</text:p>
          </table:table-cell>
          <table:table-cell/>
          <table:table-cell table:number-columns-repeated="2" table:style-name="ce146" office:value-type="float" office:value="64" calcext:value-type="float">
            <text:p>64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5">C_in</text:span>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/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0"/>
          <table:table-cell table:number-columns-repeated="3"/>
          <table:table-cell table:style-name="ce80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5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5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5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5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5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5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5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5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5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5">TOTALE</text:span></text:p>
          </table:table-cell>
          <table:table-cell table:number-columns-repeated="1102"/>
        </table:table-row>
        <table:table-row table:style-name="ro2"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22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58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58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27"/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5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5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79" office:value-type="string" calcext:value-type="string">
            <text:p><text:span text:style-name="T5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5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5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3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83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5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5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84" office:value-type="string" calcext:value-type="string">
            <text:p><text:span text:style-name="T5">AE Anomaly</text:span></text:p>
          </table:table-cell>
          <table:table-cell table:number-columns-repeated="1124"/>
        </table:table-row>
        <table:table-row table:style-name="ro1">
          <table:table-cell table:style-name="ce85" office:value-type="string" calcext:value-type="string">
            <text:p><text:span text:style-name="T5">layer:</text:span></text:p>
          </table:table-cell>
          <table:table-cell table:style-name="ce85" office:value-type="string" calcext:value-type="string">
            <text:p><text:span text:style-name="T5">Input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style-name="ce85" office:value-type="string" calcext:value-type="string">
            <text:p><text:span text:style-name="T5">FC</text:span></text:p>
          </table:table-cell>
          <table:table-cell table:number-columns-repeated="1113"/>
        </table:table-row>
        <table:table-row table:style-name="ro1">
          <table:table-cell table:style-name="ce85" office:value-type="string" calcext:value-type="string">
            <text:p><text:span text:style-name="T5">size activations (byte)</text:span></text:p>
          </table:table-cell>
          <table:table-cell table:style-name="ce85" office:value-type="float" office:value="640" calcext:value-type="float">
            <text:p>640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640" calcext:value-type="float">
            <text:p>640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table:style-name="ce85" office:value-type="string" calcext:value-type="string">
            <text:p><text:span text:style-name="T5">shape</text:span></text:p>
          </table:table-cell>
          <table:table-cell table:style-name="ce85" office:value-type="string" calcext:value-type="string">
            <text:p><text:span text:style-name="T5">1,1,1,640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128</text:span></text:p>
          </table:table-cell>
          <table:table-cell table:style-name="ce85" office:value-type="string" calcext:value-type="string">
            <text:p><text:span text:style-name="T5">1,1,1,640</text:span>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146" office:value-type="float" office:value="81920" calcext:value-type="float">
            <text:p>81920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number-columns-repeated="2" table:style-name="ce146" office:value-type="float" office:value="1024" calcext:value-type="float">
            <text:p>1024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style-name="ce146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8" calcext:value-type="float">
            <text:p>8</text:p>
          </table:table-cell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5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5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W_stride</text:span></text:p>
          </table:table-cell>
          <table:table-cell table:number-columns-repeated="11"/>
          <table:table-cell office:value-type="string" calcext:value-type="string">
            <text:p><text:span text:style-name="T5">TOTALE</text:span></text:p>
          </table:table-cell>
          <table:table-cell table:number-columns-repeated="1112"/>
        </table:table-row>
        <table:table-row table:style-name="ro1"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5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5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number-columns-repeated="2"/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182272" calcext:value-type="float">
            <text:p>18227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12"/>
          <table:table-cell table:style-name="ce78" office:value-type="string" calcext:value-type="string">
            <text:p><text:span text:style-name="T5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style-name="ce158" table:formula="of:=[.C149]*[.C151]" office:value-type="float" office:value="81920" calcext:value-type="float">
            <text:p>81920</text:p>
          </table:table-cell>
          <table:table-cell table:style-name="ce158" table:formula="of:=[.D149]*[.D151]" office:value-type="float" office:value="16384" calcext:value-type="float">
            <text:p>16384</text:p>
          </table:table-cell>
          <table:table-cell table:style-name="ce158" table:formula="of:=[.E149]*[.E151]" office:value-type="float" office:value="16384" calcext:value-type="float">
            <text:p>16384</text:p>
          </table:table-cell>
          <table:table-cell table:style-name="ce158" table:formula="of:=[.F149]*[.F151]" office:value-type="float" office:value="16384" calcext:value-type="float">
            <text:p>16384</text:p>
          </table:table-cell>
          <table:table-cell table:style-name="ce158" table:formula="of:=[.G149]*[.G151]" office:value-type="float" office:value="1024" calcext:value-type="float">
            <text:p>1024</text:p>
          </table:table-cell>
          <table:table-cell table:style-name="ce158" table:formula="of:=[.H149]*[.H151]" office:value-type="float" office:value="1024" calcext:value-type="float">
            <text:p>1024</text:p>
          </table:table-cell>
          <table:table-cell table:style-name="ce158" table:formula="of:=[.I149]*[.I151]" office:value-type="float" office:value="16384" calcext:value-type="float">
            <text:p>16384</text:p>
          </table:table-cell>
          <table:table-cell table:style-name="ce158" table:formula="of:=[.J149]*[.J151]" office:value-type="float" office:value="16384" calcext:value-type="float">
            <text:p>16384</text:p>
          </table:table-cell>
          <table:table-cell table:style-name="ce158" table:formula="of:=[.K149]*[.K151]" office:value-type="float" office:value="16384" calcext:value-type="float">
            <text:p>16384</text:p>
          </table:table-cell>
          <table:table-cell table:style-name="ce158" table:formula="of:=[.L149]*[.L151]" office:value-type="float" office:value="81920" calcext:value-type="float">
            <text:p>81920</text:p>
          </table:table-cell>
          <table:table-cell table:formula="of:=SUM([.B162:.L162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2"/>
          <table:table-cell table:style-name="ce78" office:value-type="string" calcext:value-type="string">
            <text:p><text:span text:style-name="T5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4:.L164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2"/>
          <table:table-cell table:style-name="ce78" office:value-type="string" calcext:value-type="string">
            <text:p><text:span text:style-name="T5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12"/>
          <table:table-cell table:style-name="ce78" office:value-type="string" calcext:value-type="string">
            <text:p><text:span text:style-name="T5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68:.L168])" office:value-type="float" office:value="1280" calcext:value-type="float">
            <text:p>1280</text:p>
          </table:table-cell>
          <table:table-cell office:value-type="string" calcext:value-type="string">
            <text:p><text:span text:style-name="T5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5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79" office:value-type="string" calcext:value-type="string">
            <text:p><text:span text:style-name="T5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5">MACC</text:span></text:p>
          </table:table-cell>
          <table:table-cell table:formula="of:=[.M158]+[.M160]+[.M162]+[.M168]" office:value-type="float" office:value="711936" calcext:value-type="float">
            <text:p>71193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5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5">MACC</text:span></text:p>
          </table:table-cell>
          <table:table-cell table:formula="of:=2*([.M158]+[.M162]+[.M164]+[.M166])" office:value-type="float" office:value="1063456" calcext:value-type="float">
            <text:p>1063456</text:p>
          </table:table-cell>
          <table:table-cell table:formula="of:=[.M158]+[.M164]+[.M166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80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80" office:value-type="string" calcext:value-type="string">
            <text:p><text:span text:style-name="T5">MACC</text:span></text:p>
          </table:table-cell>
          <table:table-cell table:formula="of:=2*[.M158]+[.M162]+[.M168]+[.B170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5">MACC</text:span></text:p>
          </table:table-cell>
          <table:table-cell table:formula="of:=3*[.M158]+[.M162]+[.M168]+[.B170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82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86"/>
          <table:table-cell table:style-name="ce87" table:number-columns-repeated="6"/>
          <table:table-cell table:style-name="ce88"/>
          <table:table-cell table:style-name="ce86"/>
          <table:table-cell table:style-name="ce88" table:number-columns-repeated="2"/>
          <table:table-cell table:style-name="ce86"/>
          <table:table-cell table:style-name="ce144" table:number-columns-repeated="2"/>
          <table:table-cell table:style-name="ce86" table:number-columns-repeated="4"/>
          <table:table-cell table:number-columns-repeated="1105"/>
        </table:table-row>
        <table:table-row table:style-name="ro1" table:number-rows-repeated="3">
          <table:table-cell table:style-name="ce86" table:number-columns-repeated="3"/>
          <table:table-cell table:style-name="ce87" table:number-columns-repeated="6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/>
          <table:table-cell table:style-name="ce144" office:value-type="string" calcext:value-type="string">
            <text:p><text:span text:style-name="T5">DS-CNN/SC</text:span></text:p>
          </table:table-cell>
          <table:table-cell table:style-name="ce88" office:value-type="string" calcext:value-type="string">
            <text:p><text:span text:style-name="T5">MobileNet/VWW</text:span></text:p>
          </table:table-cell>
          <table:table-cell table:style-name="ce88" office:value-type="string" calcext:value-type="string">
            <text:p><text:span text:style-name="T5">ResNet/Cifar10</text:span></text:p>
          </table:table-cell>
          <table:table-cell table:style-name="ce144" office:value-type="string" calcext:value-type="string">
            <text:p><text:span text:style-name="T5">AE/ToyADMOS</text:span></text:p>
          </table:table-cell>
          <table:table-cell table:style-name="ce87"/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 office:value-type="string" calcext:value-type="string">
            <text:p>Weights</text:p>
          </table:table-cell>
          <table:table-cell table:style-name="ce86" table:formula="of:=[.B45]/1000" office:value-type="float" office:value="22.604" calcext:value-type="float">
            <text:p>22.604</text:p>
          </table:table-cell>
          <table:table-cell table:style-name="ce86" table:formula="of:=[.B91]/1000" office:value-type="float" office:value="210.85" calcext:value-type="float">
            <text:p>210.85</text:p>
          </table:table-cell>
          <table:table-cell table:style-name="ce87" table:formula="of:=[.B137]/1000" office:value-type="float" office:value="77.706" calcext:value-type="float">
            <text:p>77.706</text:p>
          </table:table-cell>
          <table:table-cell table:style-name="ce87" table:formula="of:=[.B185]/1000" office:value-type="float" office:value="265.864" calcext:value-type="float">
            <text:p>265.864</text:p>
          </table:table-cell>
          <table:table-cell table:style-name="ce87" office:value-type="string" calcext:value-type="string">
            <text:p>KB</text:p>
          </table:table-cell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/>
          <table:table-cell table:style-name="Default" table:number-columns-repeated="4"/>
          <table:table-cell table:style-name="ce87" table:number-columns-repeated="4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 table:number-columns-repeated="20"/>
          <table:table-cell table:number-columns-repeated="1105"/>
        </table:table-row>
        <table:table-row table:style-name="ro1">
          <table:table-cell table:style-name="ce86" table:number-columns-repeated="18"/>
          <table:table-cell table:style-name="ce92" table:number-columns-repeated="2"/>
          <table:table-cell table:style-name="ce177" table:number-columns-repeated="2"/>
          <table:table-cell table:style-name="ce178" table:number-columns-repeated="2"/>
          <table:table-cell table:style-name="ce177" table:number-columns-repeated="6"/>
          <table:table-cell table:number-columns-repeated="1095"/>
        </table:table-row>
        <table:table-row table:style-name="ro1">
          <table:table-cell table:style-name="ce87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88" office:value-type="string" calcext:value-type="string" table:number-columns-spanned="2" table:number-rows-spanned="1">
            <text:p><text:span text:style-name="T5">Model/Dataset</text:span></text:p>
          </table:table-cell>
          <table:covered-table-cell table:style-name="ce88"/>
          <table:table-cell table:style-name="ce144" office:value-type="string" calcext:value-type="string" table:number-columns-spanned="4" table:number-rows-spanned="1">
            <text:p><text:span text:style-name="T5">DS-CNN/SC</text:span></text:p>
          </table:table-cell>
          <table:covered-table-cell table:number-columns-repeated="2" table:style-name="ce88"/>
          <table:covered-table-cell table:style-name="ce87"/>
          <table:table-cell table:style-name="ce9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172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173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23"/>
          <table:table-cell table:number-columns-repeated="981"/>
          <table:table-cell table:style-name="ce77" table:number-columns-repeated="5"/>
          <table:table-cell table:number-columns-repeated="96"/>
        </table:table-row>
        <table:table-row table:style-name="ro4">
          <table:table-cell table:style-name="ce89" office:value-type="string" calcext:value-type="string" table:number-columns-spanned="1" table:number-rows-spanned="3">
            <text:p><text:span text:style-name="T5">Training</text:span>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B33]/(10^6)" office:value-type="float" office:value="7.666544" calcext:value-type="float">
            <text:p>7.7</text:p>
          </table:table-cell>
          <table:table-cell table:style-name="ce159" table:formula="of:=[.B36]/(10^6)" office:value-type="float" office:value="10.93112" calcext:value-type="float">
            <text:p>10.9</text:p>
          </table:table-cell>
          <table:table-cell table:style-name="ce159" table:formula="of:=[.B39]/(10^6)" office:value-type="float" office:value="7.992652" calcext:value-type="float">
            <text:p>8.0</text:p>
          </table:table-cell>
          <table:table-cell table:style-name="ce159" table:formula="of:=[.B42]/(10^6)" office:value-type="float" office:value="10.657648" calcext:value-type="float">
            <text:p>10.7</text:p>
          </table:table-cell>
          <table:table-cell table:style-name="ce159" table:formula="of:=[.B79]/(10^6)" office:value-type="float" office:value="22.356136" calcext:value-type="float">
            <text:p>22.4</text:p>
          </table:table-cell>
          <table:table-cell table:style-name="ce159" table:formula="of:=[.B82]/(10^6)" office:value-type="float" office:value="31.45472" calcext:value-type="float">
            <text:p>31.5</text:p>
          </table:table-cell>
          <table:table-cell table:style-name="ce159" table:formula="of:=[.B85]/(10^6)" office:value-type="float" office:value="22.909134" calcext:value-type="float">
            <text:p>22.9</text:p>
          </table:table-cell>
          <table:table-cell table:style-name="ce159" table:formula="of:=[.B88]/(10^6)" office:value-type="float" office:value="30.52786" calcext:value-type="float">
            <text:p>30.5</text:p>
          </table:table-cell>
          <table:table-cell table:style-name="ce159" table:formula="of:=[.B124]/(10^6)" office:value-type="float" office:value="37.099592" calcext:value-type="float">
            <text:p>37.1</text:p>
          </table:table-cell>
          <table:table-cell table:style-name="ce159" table:formula="of:=[.B127]/(10^6)" office:value-type="float" office:value="50.416168" calcext:value-type="float">
            <text:p>50.4</text:p>
          </table:table-cell>
          <table:table-cell table:style-name="ce159" table:formula="of:=[.B130]/(10^6)" office:value-type="float" office:value="37.601542" calcext:value-type="float">
            <text:p>37.6</text:p>
          </table:table-cell>
          <table:table-cell table:style-name="ce159" table:formula="of:=[.B133]/(10^6)" office:value-type="float" office:value="50.136132" calcext:value-type="float">
            <text:p>50.1</text:p>
          </table:table-cell>
          <table:table-cell table:style-name="ce159" table:formula="of:=[.B173]/(10^6)" office:value-type="float" office:value="0.711936" calcext:value-type="float">
            <text:p>0.7</text:p>
          </table:table-cell>
          <table:table-cell table:style-name="ce159" table:formula="of:=[.B176]/(10^6)" office:value-type="float" office:value="1.063456" calcext:value-type="float">
            <text:p>1.1</text:p>
          </table:table-cell>
          <table:table-cell table:style-name="ce159" table:formula="of:=[.B179]/(10^6)" office:value-type="float" office:value="1.203456" calcext:value-type="float">
            <text:p>1.2</text:p>
          </table:table-cell>
          <table:table-cell table:style-name="ce159" table:formula="of:=[.B182]/(10^6)" office:value-type="float" office:value="1.467648" calcext:value-type="float">
            <text:p>1.5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27"/>
          <table:table-cell table:number-columns-repeated="977"/>
          <table:table-cell table:style-name="ce77" table:number-columns-repeated="11"/>
          <table:table-cell table:number-columns-repeated="90"/>
        </table:table-row>
        <table:table-row table:style-name="ro4">
          <table:covered-table-cell table:style-name="ce89"/>
          <table:table-cell table:style-name="ce87" office:value-type="string" calcext:value-type="string">
            <text:p>ACTIVATIONS</text:p>
          </table:table-cell>
          <table:table-cell table:style-name="ce159" table:formula="of:=[.B34]/1000" office:value-type="float" office:value="72.602" calcext:value-type="float">
            <text:p>72.6</text:p>
          </table:table-cell>
          <table:table-cell table:style-name="ce159" table:formula="of:=[.B37]/1000" office:value-type="float" office:value="20.586" calcext:value-type="float">
            <text:p>20.6</text:p>
          </table:table-cell>
          <table:table-cell table:style-name="ce159" table:formula="of:=[.B40]/1000" office:value-type="float" office:value="72.602" calcext:value-type="float">
            <text:p>72.6</text:p>
          </table:table-cell>
          <table:table-cell table:style-name="ce159" table:formula="of:=[.B43]/1000" office:value-type="float" office:value="28.096" calcext:value-type="float">
            <text:p>28.1</text:p>
          </table:table-cell>
          <table:table-cell table:style-name="ce159" table:formula="of:=[.B80]/1000" office:value-type="float" office:value="259.467" calcext:value-type="float">
            <text:p>259.5</text:p>
          </table:table-cell>
          <table:table-cell table:style-name="ce159" table:formula="of:=[.B83]/1000" office:value-type="float" office:value="82.945" calcext:value-type="float">
            <text:p>82.9</text:p>
          </table:table-cell>
          <table:table-cell table:style-name="ce159" table:formula="of:=[.B86]/1000" office:value-type="float" office:value="259.467" calcext:value-type="float">
            <text:p>259.5</text:p>
          </table:table-cell>
          <table:table-cell table:style-name="ce159" table:formula="of:=[.B89]/1000" office:value-type="float" office:value="92.16" calcext:value-type="float">
            <text:p>92.2</text:p>
          </table:table-cell>
          <table:table-cell table:style-name="ce159" table:formula="of:=[.B125]/1000" office:value-type="float" office:value="113.779" calcext:value-type="float">
            <text:p>113.8</text:p>
          </table:table-cell>
          <table:table-cell table:style-name="ce159" table:formula="of:=[.B128]/1000" office:value-type="float" office:value="52.225" calcext:value-type="float">
            <text:p>52.2</text:p>
          </table:table-cell>
          <table:table-cell table:style-name="ce159" table:formula="of:=[.B131]/1000" office:value-type="float" office:value="113.779" calcext:value-type="float">
            <text:p>113.8</text:p>
          </table:table-cell>
          <table:table-cell table:style-name="ce159" table:formula="of:=[.B134]/1000" office:value-type="float" office:value="81.92" calcext:value-type="float">
            <text:p>81.9</text:p>
          </table:table-cell>
          <table:table-cell table:style-name="ce159" table:formula="of:=[.B174]/1000" office:value-type="float" office:value="2.312" calcext:value-type="float">
            <text:p>2.3</text:p>
          </table:table-cell>
          <table:table-cell table:style-name="ce159" table:formula="of:=[.B177]/1000" office:value-type="float" office:value="1.408" calcext:value-type="float">
            <text:p>1.4</text:p>
          </table:table-cell>
          <table:table-cell table:style-name="ce159" table:formula="of:=[.B180]/1000" office:value-type="float" office:value="2.312" calcext:value-type="float">
            <text:p>2.3</text:p>
          </table:table-cell>
          <table:table-cell table:style-name="ce159" table:formula="of:=[.B183]/1000" office:value-type="float" office:value="1.408" calcext:value-type="float">
            <text:p>1.4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4">
          <table:covered-table-cell table:style-name="ce89"/>
          <table:table-cell table:style-name="ce87" office:value-type="string" calcext:value-type="string">
            <text:p>RAM</text:p>
          </table:table-cell>
          <table:table-cell table:style-name="ce159" table:formula="of:=[.$B$190]+[.C198]" office:value-type="float" office:value="95.206" calcext:value-type="float">
            <text:p>95.2</text:p>
          </table:table-cell>
          <table:table-cell table:style-name="ce159" table:formula="of:=[.$B$190]+[.D198]" office:value-type="float" office:value="43.19" calcext:value-type="float">
            <text:p>43.2</text:p>
          </table:table-cell>
          <table:table-cell table:style-name="ce159" table:formula="of:=[.$B$190]+[.E198]" office:value-type="float" office:value="95.206" calcext:value-type="float">
            <text:p>95.2</text:p>
          </table:table-cell>
          <table:table-cell table:style-name="ce159" table:formula="of:=[.$B$190]+[.F198]" office:value-type="float" office:value="50.7" calcext:value-type="float">
            <text:p>50.7</text:p>
          </table:table-cell>
          <table:table-cell table:style-name="ce159" table:formula="of:=[.$C$190]+[.G198]" office:value-type="float" office:value="470.317" calcext:value-type="float">
            <text:p>470.3</text:p>
          </table:table-cell>
          <table:table-cell table:style-name="ce159" table:formula="of:=[.$C$190]+[.H198]" office:value-type="float" office:value="293.795" calcext:value-type="float">
            <text:p>293.8</text:p>
          </table:table-cell>
          <table:table-cell table:style-name="ce159" table:formula="of:=[.$C$190]+[.I198]" office:value-type="float" office:value="470.317" calcext:value-type="float">
            <text:p>470.3</text:p>
          </table:table-cell>
          <table:table-cell table:style-name="ce159" table:formula="of:=[.$C$190]+[.J198]" office:value-type="float" office:value="303.01" calcext:value-type="float">
            <text:p>303.0</text:p>
          </table:table-cell>
          <table:table-cell table:style-name="ce159" table:formula="of:=[.$D$190]+[.K198]" office:value-type="float" office:value="191.485" calcext:value-type="float">
            <text:p>191.5</text:p>
          </table:table-cell>
          <table:table-cell table:style-name="ce159" table:formula="of:=[.$D$190]+[.L198]" office:value-type="float" office:value="129.931" calcext:value-type="float">
            <text:p>129.9</text:p>
          </table:table-cell>
          <table:table-cell table:style-name="ce159" table:formula="of:=[.$D$190]+[.M198]" office:value-type="float" office:value="191.485" calcext:value-type="float">
            <text:p>191.5</text:p>
          </table:table-cell>
          <table:table-cell table:style-name="ce159" table:formula="of:=[.$D$190]+[.N198]" office:value-type="float" office:value="159.626" calcext:value-type="float">
            <text:p>159.6</text:p>
          </table:table-cell>
          <table:table-cell table:style-name="ce159" table:formula="of:=[.$E$190]+[.O198]" office:value-type="float" office:value="268.176" calcext:value-type="float">
            <text:p>268.2</text:p>
          </table:table-cell>
          <table:table-cell table:style-name="ce159" table:formula="of:=[.$E$190]+[.P198]" office:value-type="float" office:value="267.272" calcext:value-type="float">
            <text:p>267.3</text:p>
          </table:table-cell>
          <table:table-cell table:style-name="ce159" table:formula="of:=[.$E$190]+[.Q198]" office:value-type="float" office:value="268.176" calcext:value-type="float">
            <text:p>268.2</text:p>
          </table:table-cell>
          <table:table-cell table:style-name="ce159" table:formula="of:=[.$E$190]+[.R198]" office:value-type="float" office:value="267.272" calcext:value-type="float">
            <text:p>267.3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5" table:number-rows-repeated="3">
          <table:table-cell table:style-name="ce87" table:number-columns-repeated="20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88" office:value-type="string" calcext:value-type="string" table:number-columns-spanned="2" table:number-rows-spanned="1">
            <text:p>Architecture</text:p>
          </table:table-cell>
          <table:covered-table-cell table:style-name="ce88"/>
          <table:table-cell table:style-name="ce144" office:value-type="string" calcext:value-type="string" table:number-columns-spanned="3" table:number-rows-spanned="1">
            <text:p>CNN</text:p>
          </table:table-cell>
          <table:covered-table-cell table:number-columns-repeated="2" table:style-name="ce88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93"/>
          <table:covered-table-cell table:style-name="ce87"/>
          <table:table-cell table:style-name="ce87" table:number-columns-repeated="2"/>
          <table:table-cell table:style-name="ce172" table:number-columns-spanned="4" table:number-rows-spanned="1"/>
          <table:covered-table-cell table:number-columns-repeated="3" table:style-name="ce87"/>
          <table:table-cell table:style-name="ce173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22"/>
          <table:table-cell table:style-name="ce80" table:number-columns-repeated="25"/>
          <table:table-cell table:number-columns-repeated="957"/>
          <table:table-cell table:style-name="ce77" table:number-columns-repeated="12"/>
          <table:table-cell table:number-columns-repeated="89"/>
        </table:table-row>
        <table:table-row table:style-name="ro6">
          <table:table-cell table:style-name="ce89" office:value-type="string" calcext:value-type="string" table:number-columns-spanned="1" table:number-rows-spanned="3">
            <text:p>Training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197]/[.$C$197]-1+[.H197]/[.$G$197]-1+[.L197]/[.$K$197]-1)/3" office:value-type="percentage" office:value="0.397248708995366" calcext:value-type="percentage">
            <text:p>39.7%</text:p>
          </table:table-cell>
          <table:table-cell table:style-name="ce160" table:formula="of:=([.E197]/[.$C$197]-1+[.I197]/[.$G$197]-1+[.M197]/[.$K$197]-1)/3" office:value-type="percentage" office:value="0.0269340512882843" calcext:value-type="percentage">
            <text:p>2.7%</text:p>
          </table:table-cell>
          <table:table-cell table:style-name="ce160" table:formula="of:=([.F197]/[.$C$197]-1+[.J197]/[.$G$197]-1+[.N197]/[.$K$197]-1)/3" office:value-type="percentage" office:value="0.369022736100128" calcext:value-type="percentage">
            <text:p>36.9%</text:p>
          </table:table-cell>
          <table:table-cell table:style-name="ce160" table:formula="of:=([.P197]/[.$O$197]-1)" office:value-type="percentage" office:value="0.493752247393024" calcext:value-type="percentage">
            <text:p>49.4%</text:p>
          </table:table-cell>
          <table:table-cell table:style-name="ce160" table:formula="of:=([.Q197]/[.$O$197]-1)" office:value-type="percentage" office:value="0.690399137001079" calcext:value-type="percentage">
            <text:p>69.0%</text:p>
          </table:table-cell>
          <table:table-cell table:style-name="ce160" table:formula="of:=([.R197]/[.$O$197]-1)" office:value-type="percentage" office:value="1.06148867313916" calcext:value-type="percentage">
            <text:p>106.1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89"/>
          <table:table-cell table:style-name="ce87" office:value-type="string" calcext:value-type="string">
            <text:p>ACTIVATIONS</text:p>
          </table:table-cell>
          <table:table-cell table:style-name="ce160" table:formula="of:=([.D198]/[.$C$198]-1+[.H198]/[.$G$198]-1+[.L198]/[.$K$198]-1)/3" office:value-type="percentage" office:value="-0.645925223397373" calcext:value-type="percentage">
            <text:p>-64.6%</text:p>
          </table:table-cell>
          <table:table-cell table:style-name="ce160" table:formula="of:=([.E198]/[.$C$198]-1+[.I198]/[.$G$198]-1+[.M198]/[.$K$198]-1)/3" office:value-type="percentage" office:value="0" calcext:value-type="percentage">
            <text:p>0.0%</text:p>
          </table:table-cell>
          <table:table-cell table:style-name="ce160" table:formula="of:=([.F198]/[.$C$198]-1+[.J198]/[.$G$198]-1+[.N198]/[.$K$198]-1)/3" office:value-type="percentage" office:value="-0.512610490866766" calcext:value-type="percentage">
            <text:p>-51.3%</text:p>
          </table:table-cell>
          <table:table-cell table:style-name="ce160" table:formula="of:=([.P198]/[.$O$198]-1)" office:value-type="percentage" office:value="-0.391003460207612" calcext:value-type="percentage">
            <text:p>-39.1%</text:p>
          </table:table-cell>
          <table:table-cell table:style-name="ce160" table:formula="of:=([.Q198]/[.$O$198]-1)" office:value-type="percentage" office:value="0" calcext:value-type="percentage">
            <text:p>0.0%</text:p>
          </table:table-cell>
          <table:table-cell table:style-name="ce160" table:formula="of:=([.R198]/[.$O$198]-1)" office:value-type="percentage" office:value="-0.391003460207612" calcext:value-type="percentage">
            <text:p>-39.1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ce178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89"/>
          <table:table-cell table:style-name="ce87" office:value-type="string" calcext:value-type="string">
            <text:p>RAM</text:p>
          </table:table-cell>
          <table:table-cell table:style-name="ce160" table:formula="of:=([.D199]/[.$C$199]-1+[.H199]/[.$G$199]-1+[.L199]/[.$K$199]-1)/3" office:value-type="percentage" office:value="-0.414377895888196" calcext:value-type="percentage">
            <text:p>-41.4%</text:p>
          </table:table-cell>
          <table:table-cell table:style-name="ce160" table:formula="of:=([.E199]/[.$C$199]-1+[.I199]/[.$G$199]-1+[.M199]/[.$K$199]-1)/3" office:value-type="percentage" office:value="0" calcext:value-type="percentage">
            <text:p>0.0%</text:p>
          </table:table-cell>
          <table:table-cell table:style-name="ce160" table:formula="of:=([.F199]/[.$C$199]-1+[.J199]/[.$G$199]-1+[.N199]/[.$K$199]-1)/3" office:value-type="percentage" office:value="-0.329860505116982" calcext:value-type="percentage">
            <text:p>-33.0%</text:p>
          </table:table-cell>
          <table:table-cell table:style-name="ce160" table:formula="of:=([.P199]/[.$O$199]-1)" office:value-type="percentage" office:value="-0.00337092058946364" calcext:value-type="percentage">
            <text:p>-0.3%</text:p>
          </table:table-cell>
          <table:table-cell table:style-name="ce160" table:formula="of:=([.Q199]/[.$O$199]-1)" office:value-type="percentage" office:value="0" calcext:value-type="percentage">
            <text:p>0.0%</text:p>
          </table:table-cell>
          <table:table-cell table:style-name="ce160" table:formula="of:=([.R199]/[.$O$199]-1)" office:value-type="percentage" office:value="-0.00337092058946364" calcext:value-type="percentage">
            <text:p>-0.3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8" office:value-type="string" calcext:value-type="string" table:number-columns-spanned="2" table:number-rows-spanned="1">
            <text:p><text:span text:style-name="T5">Model/Dataset</text:span></text:p>
          </table:table-cell>
          <table:covered-table-cell table:style-name="ce88"/>
          <table:table-cell table:style-name="ce144" office:value-type="string" calcext:value-type="string" table:number-columns-spanned="4" table:number-rows-spanned="1">
            <text:p><text:span text:style-name="T5">DS-CNN/SC</text:span></text:p>
          </table:table-cell>
          <table:covered-table-cell table:number-columns-repeated="2" table:style-name="ce88"/>
          <table:covered-table-cell table:style-name="ce87"/>
          <table:table-cell table:style-name="ce9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172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173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table-cell table:style-name="ce89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C33]/(10^6)" office:value-type="float" office:value="2.664996" calcext:value-type="float">
            <text:p>2.7</text:p>
          </table:table-cell>
          <table:table-cell table:style-name="ce159" table:formula="of:=[.C36]/(10^6)" office:value-type="float" office:value="33.705504" calcext:value-type="float">
            <text:p>33.7</text:p>
          </table:table-cell>
          <table:table-cell table:style-name="ce159" table:formula="of:=[.C39]/(10^6)" office:value-type="float" office:value="2.664996" calcext:value-type="float">
            <text:p>2.7</text:p>
          </table:table-cell>
          <table:table-cell table:style-name="ce159" table:formula="of:=[.C42]/(10^6)" office:value-type="float" office:value="2.664996" calcext:value-type="float">
            <text:p>2.7</text:p>
          </table:table-cell>
          <table:table-cell table:style-name="ce159" table:formula="of:=[.C79]/(10^6)" office:value-type="float" office:value="7.618726" calcext:value-type="float">
            <text:p>7.6</text:p>
          </table:table-cell>
          <table:table-cell table:style-name="ce159" table:formula="of:=[.C82]/(10^6)" office:value-type="float" office:value="16.221952" calcext:value-type="float">
            <text:p>16.2</text:p>
          </table:table-cell>
          <table:table-cell table:style-name="ce159" table:formula="of:=[.C85]/(10^6)" office:value-type="float" office:value="7.618726" calcext:value-type="float">
            <text:p>7.6</text:p>
          </table:table-cell>
          <table:table-cell table:style-name="ce159" table:formula="of:=[.C88]/(10^6)" office:value-type="float" office:value="7.618726" calcext:value-type="float">
            <text:p>7.6</text:p>
          </table:table-cell>
          <table:table-cell table:style-name="ce159" table:formula="of:=[.C124]/(10^6)" office:value-type="float" office:value="12.53459" calcext:value-type="float">
            <text:p>12.5</text:p>
          </table:table-cell>
          <table:table-cell table:style-name="ce159" table:formula="of:=[.C127]/(10^6)" office:value-type="float" office:value="127.06452" calcext:value-type="float">
            <text:p>127.1</text:p>
          </table:table-cell>
          <table:table-cell table:style-name="ce159" table:formula="of:=[.C130]/(10^6)" office:value-type="float" office:value="12.53459" calcext:value-type="float">
            <text:p>12.5</text:p>
          </table:table-cell>
          <table:table-cell table:style-name="ce159" table:formula="of:=[.C133]/(10^6)" office:value-type="float" office:value="12.53459" calcext:value-type="float">
            <text:p>12.5</text:p>
          </table:table-cell>
          <table:table-cell table:style-name="ce159" table:formula="of:=[.C173]/(10^6)" office:value-type="float" office:value="0.264192" calcext:value-type="float">
            <text:p>0.3</text:p>
          </table:table-cell>
          <table:table-cell table:style-name="ce159" table:formula="of:=[.C176]/(10^6)" office:value-type="float" office:value="0.267536" calcext:value-type="float">
            <text:p>0.3</text:p>
          </table:table-cell>
          <table:table-cell table:style-name="ce159" table:formula="of:=[.C179]/(10^6)" office:value-type="float" office:value="0.264192" calcext:value-type="float">
            <text:p>0.3</text:p>
          </table:table-cell>
          <table:table-cell table:style-name="ce159" table:formula="of:=[.C182]/(10^6)" office:value-type="float" office:value="0.264192" calcext:value-type="float">
            <text:p>0.3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covered-table-cell table:style-name="ce89"/>
          <table:table-cell table:style-name="ce87" office:value-type="string" calcext:value-type="string">
            <text:p>RAM</text:p>
          </table:table-cell>
          <table:table-cell table:style-name="ce159" table:formula="of:=[.C34]/1000" office:value-type="float" office:value="20.096" calcext:value-type="float">
            <text:p>20.1</text:p>
          </table:table-cell>
          <table:table-cell table:style-name="ce159" table:formula="of:=[.C37]/1000" office:value-type="float" office:value="20.586" calcext:value-type="float">
            <text:p>20.6</text:p>
          </table:table-cell>
          <table:table-cell table:style-name="ce159" table:formula="of:=[.C40]/1000" office:value-type="float" office:value="20.096" calcext:value-type="float">
            <text:p>20.1</text:p>
          </table:table-cell>
          <table:table-cell table:style-name="ce159" table:formula="of:=[.C43]/1000" office:value-type="float" office:value="20.096" calcext:value-type="float">
            <text:p>20.1</text:p>
          </table:table-cell>
          <table:table-cell table:style-name="ce159" table:formula="of:=[.C80]/1000" office:value-type="float" office:value="55.296" calcext:value-type="float">
            <text:p>55.3</text:p>
          </table:table-cell>
          <table:table-cell table:style-name="ce159" table:formula="of:=[.C83]/1000" office:value-type="float" office:value="82.945" calcext:value-type="float">
            <text:p>82.9</text:p>
          </table:table-cell>
          <table:table-cell table:style-name="ce159" table:formula="of:=[.C86]/1000" office:value-type="float" office:value="55.296" calcext:value-type="float">
            <text:p>55.3</text:p>
          </table:table-cell>
          <table:table-cell table:style-name="ce159" table:formula="of:=[.C89]/1000" office:value-type="float" office:value="55.296" calcext:value-type="float">
            <text:p>55.3</text:p>
          </table:table-cell>
          <table:table-cell table:style-name="ce159" table:formula="of:=[.C125]/1000" office:value-type="float" office:value="49.152" calcext:value-type="float">
            <text:p>49.2</text:p>
          </table:table-cell>
          <table:table-cell table:style-name="ce159" table:formula="of:=[.C128]/1000" office:value-type="float" office:value="52.225" calcext:value-type="float">
            <text:p>52.2</text:p>
          </table:table-cell>
          <table:table-cell table:style-name="ce159" table:formula="of:=[.C131]/1000" office:value-type="float" office:value="49.152" calcext:value-type="float">
            <text:p>49.2</text:p>
          </table:table-cell>
          <table:table-cell table:style-name="ce159" table:formula="of:=[.C134]/1000" office:value-type="float" office:value="49.152" calcext:value-type="float">
            <text:p>49.2</text:p>
          </table:table-cell>
          <table:table-cell table:style-name="ce159" table:formula="of:=[.C174]/1000" office:value-type="float" office:value="0.768" calcext:value-type="float">
            <text:p>0.8</text:p>
          </table:table-cell>
          <table:table-cell table:style-name="ce159" table:formula="of:=[.C177]/1000" office:value-type="float" office:value="0.768" calcext:value-type="float">
            <text:p>0.8</text:p>
          </table:table-cell>
          <table:table-cell table:style-name="ce159" table:formula="of:=[.C180]/1000" office:value-type="float" office:value="0.768" calcext:value-type="float">
            <text:p>0.8</text:p>
          </table:table-cell>
          <table:table-cell table:style-name="ce159" table:formula="of:=[.C183]/1000" office:value-type="float" office:value="0.768" calcext:value-type="float">
            <text:p>0.8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8" office:value-type="string" calcext:value-type="string" table:number-columns-spanned="2" table:number-rows-spanned="1">
            <text:p>Architecture</text:p>
          </table:table-cell>
          <table:covered-table-cell table:style-name="ce88"/>
          <table:table-cell table:style-name="ce144" office:value-type="string" calcext:value-type="string" table:number-columns-spanned="3" table:number-rows-spanned="1">
            <text:p>CNN</text:p>
          </table:table-cell>
          <table:covered-table-cell table:number-columns-repeated="2" table:style-name="ce88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93"/>
          <table:covered-table-cell table:style-name="ce87"/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89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214]/[.$C$214]-1+[.H214]/[.$G$214]-1+[.L214]/[.$K$214]-1)/3" office:value-type="percentage" office:value="7.30460630648135" calcext:value-type="percentage">
            <text:p>730.5%</text:p>
          </table:table-cell>
          <table:table-cell table:style-name="ce160" table:formula="of:=([.E214]/[.$C$214]-1+[.I214]/[.$G$214]-1+[.M214]/[.$K$214]-1)/3" office:value-type="percentage" office:value="0" calcext:value-type="percentage">
            <text:p>0.0%</text:p>
          </table:table-cell>
          <table:table-cell table:style-name="ce160" table:formula="of:=([.F214]/[.$C$214]-1+[.J214]/[.$G$214]-1+[.N214]/[.$K$214]-1)/3" office:value-type="percentage" office:value="0" calcext:value-type="percentage">
            <text:p>0.0%</text:p>
          </table:table-cell>
          <table:table-cell table:style-name="ce160" table:formula="of:=([.P214]/[.$O$214]-1)" office:value-type="percentage" office:value="0.0126574612403101" calcext:value-type="percentage">
            <text:p>1.3%</text:p>
          </table:table-cell>
          <table:table-cell table:style-name="ce160" table:formula="of:=([.Q214]/[.$O$214]-1)" office:value-type="percentage" office:value="0" calcext:value-type="percentage">
            <text:p>0.0%</text:p>
          </table:table-cell>
          <table:table-cell table:style-name="ce160" table:formula="of:=([.R214]/[.$O$214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89"/>
          <table:table-cell table:style-name="ce87" office:value-type="string" calcext:value-type="string">
            <text:p>RAM</text:p>
          </table:table-cell>
          <table:table-cell table:style-name="ce160" table:formula="of:=([.D215]/[.$C$215]-1+[.H215]/[.$G$215]-1+[.L215]/[.$K$215]-1)/3" office:value-type="percentage" office:value="0.195640463775421" calcext:value-type="percentage">
            <text:p>19.6%</text:p>
          </table:table-cell>
          <table:table-cell table:style-name="ce160" table:formula="of:=([.E215]/[.$C$215]-1+[.I215]/[.$G$215]-1+[.M215]/[.$K$215]-1)/3" office:value-type="percentage" office:value="0" calcext:value-type="percentage">
            <text:p>0.0%</text:p>
          </table:table-cell>
          <table:table-cell table:style-name="ce160" table:formula="of:=([.F215]/[.$C$215]-1+[.J215]/[.$G$215]-1+[.N215]/[.$K$215]-1)/3" office:value-type="percentage" office:value="0" calcext:value-type="percentage">
            <text:p>0.0%</text:p>
          </table:table-cell>
          <table:table-cell table:style-name="ce160" table:formula="of:=([.P215]/[.$O$215]-1)" office:value-type="percentage" office:value="0" calcext:value-type="percentage">
            <text:p>0.0%</text:p>
          </table:table-cell>
          <table:table-cell table:style-name="ce160" table:formula="of:=([.Q215]/[.$O$215]-1)" office:value-type="percentage" office:value="0" calcext:value-type="percentage">
            <text:p>0.0%</text:p>
          </table:table-cell>
          <table:table-cell table:style-name="ce160" table:formula="of:=([.R215]/[.$O$215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0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146" office:value-type="string" calcext:value-type="string">
            <text:p>Training and Inference latencies on MCUs</text:p>
          </table:covered-table-cell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1"/>
          <table:table-cell table:style-name="ce146" table:number-columns-repeated="3"/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MCUs</text:p>
          </table:table-cell>
          <table:table-cell table:style-name="ce92" office:value-type="string" calcext:value-type="string">
            <text:p>cycles/sec</text:p>
          </table:table-cell>
          <table:table-cell table:style-name="ce92" office:value-type="string" calcext:value-type="string">
            <text:p>cycles/mac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STM32H735G-DK</text:p>
          </table:table-cell>
          <table:table-cell table:style-name="ce92" table:formula="of:=550*10^6" office:value-type="float" office:value="550000000" calcext:value-type="float">
            <text:p>550000000</text:p>
          </table:table-cell>
          <table:table-cell table:style-name="ce92" office:value-type="float" office:value="3" calcext:value-type="float">
            <text:p>3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NUCLEO-G474RE</text:p>
          </table:table-cell>
          <table:table-cell table:style-name="ce92" table:formula="of:=170*10^6" office:value-type="float" office:value="170000000" calcext:value-type="float">
            <text:p>170000000</text:p>
          </table:table-cell>
          <table:table-cell table:style-name="ce92" office:value-type="float" office:value="4.5" calcext:value-type="float">
            <text:p>4.5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Model/Dataset</text:p>
          </table:table-cell>
          <table:table-cell table:style-name="ce87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<text:span text:style-name="T6">DS-CNN/SC</text:span>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85511" calcext:value-type="float">
            <text:p>85511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93" office:value-type="string" calcext:value-type="string">
            <text:p>MobileNet/VWW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09619" calcext:value-type="float">
            <text:p>109619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3" office:value-type="string" calcext:value-type="string">
            <text:p>ResNet/Cifar10</text:p>
          </table:table-cell>
          <table:table-cell table:style-name="ce87" office:value-type="float" office:value="500" calcext:value-type="float">
            <text:p>500</text:p>
          </table:table-cell>
          <table:table-cell table:style-name="ce87" office:value-type="float" office:value="50000" calcext:value-type="float">
            <text:p>50000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 office:value-type="string" calcext:value-type="string">
            <text:p>AE/ToyADMOS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4000" calcext:value-type="float">
            <text:p>4000</text:p>
          </table:table-cell>
          <table:table-cell table:style-name="ce88" table:number-columns-repeated="2"/>
          <table:table-cell table:style-name="ce87"/>
          <table:table-cell table:style-name="ce93" table:number-columns-spanned="4" table:number-rows-spanned="1"/>
          <table:covered-table-cell table:number-columns-repeated="3" table:style-name="ce87"/>
          <table:table-cell table:style-name="ce172" table:number-columns-spanned="4" table:number-rows-spanned="1"/>
          <table:covered-table-cell table:number-columns-repeated="3" table:style-name="ce87"/>
          <table:table-cell table:style-name="ce173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/>
          <table:table-cell table:style-name="ce87" table:number-columns-repeated="2"/>
          <table:table-cell table:style-name="ce88" table:number-columns-repeated="2"/>
          <table:table-cell table:style-name="ce87"/>
          <table:table-cell table:style-name="ce93"/>
          <table:table-cell table:style-name="ce87" table:number-columns-repeated="3"/>
          <table:table-cell table:style-name="ce172"/>
          <table:table-cell table:style-name="ce87" table:number-columns-repeated="3"/>
          <table:table-cell table:style-name="ce173"/>
          <table:table-cell table:style-name="ce87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5" office:value-type="string" calcext:value-type="string">
            <text:p>Per input sample</text:p>
          </table:table-cell>
          <table:table-cell table:style-name="ce87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88" office:value-type="string" calcext:value-type="string" table:number-columns-spanned="2" table:number-rows-spanned="1">
            <text:p><text:span text:style-name="T5">Model/Dataset</text:span></text:p>
          </table:table-cell>
          <table:covered-table-cell table:style-name="ce88"/>
          <table:table-cell table:style-name="ce144" office:value-type="string" calcext:value-type="string" table:number-columns-spanned="4" table:number-rows-spanned="1">
            <text:p><text:span text:style-name="T5">DS-CNN/SC</text:span></text:p>
          </table:table-cell>
          <table:covered-table-cell table:number-columns-repeated="2" table:style-name="ce88"/>
          <table:covered-table-cell table:style-name="ce87"/>
          <table:table-cell table:style-name="ce9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172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173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89" office:value-type="string" calcext:value-type="string" table:number-columns-spanned="1" table:number-rows-spanned="2">
            <text:p>Training 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(10^6)*[.C197]*[.$C$229]/[.$B$229]*10^3" office:value-type="float" office:value="41.8175127272727" calcext:value-type="float">
            <text:p>41.8</text:p>
          </table:table-cell>
          <table:table-cell table:style-name="ce161" table:formula="of:=(10^6)*[.D197]*[.$C$229]/[.$B$229]*10^3" office:value-type="float" office:value="59.6242909090909" calcext:value-type="float">
            <text:p>59.6</text:p>
          </table:table-cell>
          <table:table-cell table:style-name="ce161" table:formula="of:=(10^6)*[.E197]*[.$C$229]/[.$B$229]*10^3" office:value-type="float" office:value="43.5962836363636" calcext:value-type="float">
            <text:p>43.6</text:p>
          </table:table-cell>
          <table:table-cell table:style-name="ce161" table:formula="of:=(10^6)*[.F197]*[.$C$229]/[.$B$229]*10^3" office:value-type="float" office:value="58.1326254545455" calcext:value-type="float">
            <text:p>58.1</text:p>
          </table:table-cell>
          <table:table-cell table:style-name="ce161" table:formula="of:=(10^6)*[.G197]*[.$C$229]/[.$B$229]*10^3" office:value-type="float" office:value="121.94256" calcext:value-type="float">
            <text:p>121.9</text:p>
          </table:table-cell>
          <table:table-cell table:style-name="ce161" table:formula="of:=(10^6)*[.H197]*[.$C$229]/[.$B$229]*10^3" office:value-type="float" office:value="171.5712" calcext:value-type="float">
            <text:p>171.6</text:p>
          </table:table-cell>
          <table:table-cell table:style-name="ce161" table:formula="of:=(10^6)*[.I197]*[.$C$229]/[.$B$229]*10^3" office:value-type="float" office:value="124.958912727273" calcext:value-type="float">
            <text:p>125.0</text:p>
          </table:table-cell>
          <table:table-cell table:style-name="ce161" table:formula="of:=(10^6)*[.J197]*[.$C$229]/[.$B$229]*10^3" office:value-type="float" office:value="166.5156" calcext:value-type="float">
            <text:p>166.5</text:p>
          </table:table-cell>
          <table:table-cell table:style-name="ce161" table:formula="of:=(10^6)*[.K197]*[.$C$229]/[.$B$229]*10^3" office:value-type="float" office:value="202.361410909091" calcext:value-type="float">
            <text:p>202.4</text:p>
          </table:table-cell>
          <table:table-cell table:style-name="ce161" table:formula="of:=(10^6)*[.L197]*[.$C$229]/[.$B$229]*10^3" office:value-type="float" office:value="274.99728" calcext:value-type="float">
            <text:p>275.0</text:p>
          </table:table-cell>
          <table:table-cell table:style-name="ce161" table:formula="of:=(10^6)*[.M197]*[.$C$229]/[.$B$229]*10^3" office:value-type="float" office:value="205.09932" calcext:value-type="float">
            <text:p>205.1</text:p>
          </table:table-cell>
          <table:table-cell table:style-name="ce161" table:formula="of:=(10^6)*[.N197]*[.$C$229]/[.$B$229]*10^3" office:value-type="float" office:value="273.469810909091" calcext:value-type="float">
            <text:p>273.5</text:p>
          </table:table-cell>
          <table:table-cell table:style-name="ce161" table:formula="of:=(10^6)*[.O197]*[.$C$229]/[.$B$229]*10^3" office:value-type="float" office:value="3.88328727272727" calcext:value-type="float">
            <text:p>3.9</text:p>
          </table:table-cell>
          <table:table-cell table:style-name="ce161" table:formula="of:=(10^6)*[.P197]*[.$C$229]/[.$B$229]*10^3" office:value-type="float" office:value="5.80066909090909" calcext:value-type="float">
            <text:p>5.8</text:p>
          </table:table-cell>
          <table:table-cell table:style-name="ce161" table:formula="of:=(10^6)*[.Q197]*[.$C$229]/[.$B$229]*10^3" office:value-type="float" office:value="6.56430545454546" calcext:value-type="float">
            <text:p>6.6</text:p>
          </table:table-cell>
          <table:table-cell table:style-name="ce161" table:formula="of:=(10^6)*[.R197]*[.$C$229]/[.$B$229]*10^3" office:value-type="float" office:value="8.00535272727273" calcext:value-type="float">
            <text:p>8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89"/>
          <table:table-cell table:style-name="ce147" office:value-type="string" calcext:value-type="string">
            <text:p>NUCLEO</text:p>
          </table:table-cell>
          <table:table-cell table:style-name="ce161" table:formula="of:=(10^6)*[.C197]*[.$C$230]/[.$B$230]*10^3" office:value-type="float" office:value="202.937929411765" calcext:value-type="float">
            <text:p>202.9</text:p>
          </table:table-cell>
          <table:table-cell table:style-name="ce161" table:formula="of:=(10^6)*[.D197]*[.$C$230]/[.$B$230]*10^3" office:value-type="float" office:value="289.353176470588" calcext:value-type="float">
            <text:p>289.4</text:p>
          </table:table-cell>
          <table:table-cell table:style-name="ce161" table:formula="of:=(10^6)*[.E197]*[.$C$230]/[.$B$230]*10^3" office:value-type="float" office:value="211.5702" calcext:value-type="float">
            <text:p>211.6</text:p>
          </table:table-cell>
          <table:table-cell table:style-name="ce161" table:formula="of:=(10^6)*[.F197]*[.$C$230]/[.$B$230]*10^3" office:value-type="float" office:value="282.114211764706" calcext:value-type="float">
            <text:p>282.1</text:p>
          </table:table-cell>
          <table:table-cell table:style-name="ce161" table:formula="of:=(10^6)*[.G197]*[.$C$230]/[.$B$230]*10^3" office:value-type="float" office:value="591.780070588235" calcext:value-type="float">
            <text:p>591.8</text:p>
          </table:table-cell>
          <table:table-cell table:style-name="ce161" table:formula="of:=(10^6)*[.H197]*[.$C$230]/[.$B$230]*10^3" office:value-type="float" office:value="832.624941176471" calcext:value-type="float">
            <text:p>832.6</text:p>
          </table:table-cell>
          <table:table-cell table:style-name="ce161" table:formula="of:=(10^6)*[.I197]*[.$C$230]/[.$B$230]*10^3" office:value-type="float" office:value="606.418252941176" calcext:value-type="float">
            <text:p>606.4</text:p>
          </table:table-cell>
          <table:table-cell table:style-name="ce161" table:formula="of:=(10^6)*[.J197]*[.$C$230]/[.$B$230]*10^3" office:value-type="float" office:value="808.090411764706" calcext:value-type="float">
            <text:p>808.1</text:p>
          </table:table-cell>
          <table:table-cell table:style-name="ce161" table:formula="of:=(10^6)*[.K197]*[.$C$230]/[.$B$230]*10^3" office:value-type="float" office:value="982.048023529412" calcext:value-type="float">
            <text:p>982.0</text:p>
          </table:table-cell>
          <table:table-cell table:style-name="ce161" table:formula="of:=(10^6)*[.L197]*[.$C$230]/[.$B$230]*10^3" office:value-type="float" office:value="1334.54562352941" calcext:value-type="float">
            <text:p>1334.5</text:p>
          </table:table-cell>
          <table:table-cell table:style-name="ce161" table:formula="of:=(10^6)*[.M197]*[.$C$230]/[.$B$230]*10^3" office:value-type="float" office:value="995.334935294118" calcext:value-type="float">
            <text:p>995.3</text:p>
          </table:table-cell>
          <table:table-cell table:style-name="ce161" table:formula="of:=(10^6)*[.N197]*[.$C$230]/[.$B$230]*10^3" office:value-type="float" office:value="1327.13290588235" calcext:value-type="float">
            <text:p>1327.1</text:p>
          </table:table-cell>
          <table:table-cell table:style-name="ce161" table:formula="of:=(10^6)*[.O197]*[.$C$230]/[.$B$230]*10^3" office:value-type="float" office:value="18.8453647058824" calcext:value-type="float">
            <text:p>18.8</text:p>
          </table:table-cell>
          <table:table-cell table:style-name="ce161" table:formula="of:=(10^6)*[.P197]*[.$C$230]/[.$B$230]*10^3" office:value-type="float" office:value="28.1503058823529" calcext:value-type="float">
            <text:p>28.2</text:p>
          </table:table-cell>
          <table:table-cell table:style-name="ce161" table:formula="of:=(10^6)*[.Q197]*[.$C$230]/[.$B$230]*10^3" office:value-type="float" office:value="31.8561882352941" calcext:value-type="float">
            <text:p>31.9</text:p>
          </table:table-cell>
          <table:table-cell table:style-name="ce161" table:formula="of:=(10^6)*[.R197]*[.$C$230]/[.$B$230]*10^3" office:value-type="float" office:value="38.8495058823529" calcext:value-type="float">
            <text:p>38.8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89" office:value-type="string" calcext:value-type="string" table:number-columns-spanned="1" table:number-rows-spanned="2">
            <text:p>Inference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[.C214]*(10^6)*[.$C$229]/[.$B$229]*10^3" office:value-type="float" office:value="14.5363418181818" calcext:value-type="float">
            <text:p>14.5</text:p>
          </table:table-cell>
          <table:table-cell table:style-name="ce161" table:formula="of:=[.D214]*(10^6)*[.$C$229]/[.$B$229]*10^3" office:value-type="float" office:value="183.848203636364" calcext:value-type="float">
            <text:p>183.8</text:p>
          </table:table-cell>
          <table:table-cell table:style-name="ce161" table:formula="of:=[.E214]*(10^6)*[.$C$229]/[.$B$229]*10^3" office:value-type="float" office:value="14.5363418181818" calcext:value-type="float">
            <text:p>14.5</text:p>
          </table:table-cell>
          <table:table-cell table:style-name="ce161" table:formula="of:=[.F214]*(10^6)*[.$C$229]/[.$B$229]*10^3" office:value-type="float" office:value="14.5363418181818" calcext:value-type="float">
            <text:p>14.5</text:p>
          </table:table-cell>
          <table:table-cell table:style-name="ce161" table:formula="of:=[.G214]*(10^6)*[.$C$229]/[.$B$229]*10^3" office:value-type="float" office:value="41.5566872727273" calcext:value-type="float">
            <text:p>41.6</text:p>
          </table:table-cell>
          <table:table-cell table:style-name="ce161" table:formula="of:=[.H214]*(10^6)*[.$C$229]/[.$B$229]*10^3" office:value-type="float" office:value="88.4833745454546" calcext:value-type="float">
            <text:p>88.5</text:p>
          </table:table-cell>
          <table:table-cell table:style-name="ce161" table:formula="of:=[.I214]*(10^6)*[.$C$229]/[.$B$229]*10^3" office:value-type="float" office:value="41.5566872727273" calcext:value-type="float">
            <text:p>41.6</text:p>
          </table:table-cell>
          <table:table-cell table:style-name="ce161" table:formula="of:=[.J214]*(10^6)*[.$C$229]/[.$B$229]*10^3" office:value-type="float" office:value="41.5566872727273" calcext:value-type="float">
            <text:p>41.6</text:p>
          </table:table-cell>
          <table:table-cell table:style-name="ce161" table:formula="of:=[.K214]*(10^6)*[.$C$229]/[.$B$229]*10^3" office:value-type="float" office:value="68.3704909090909" calcext:value-type="float">
            <text:p>68.4</text:p>
          </table:table-cell>
          <table:table-cell table:style-name="ce161" table:formula="of:=[.L214]*(10^6)*[.$C$229]/[.$B$229]*10^3" office:value-type="float" office:value="693.0792" calcext:value-type="float">
            <text:p>693.1</text:p>
          </table:table-cell>
          <table:table-cell table:style-name="ce161" table:formula="of:=[.M214]*(10^6)*[.$C$229]/[.$B$229]*10^3" office:value-type="float" office:value="68.3704909090909" calcext:value-type="float">
            <text:p>68.4</text:p>
          </table:table-cell>
          <table:table-cell table:style-name="ce161" table:formula="of:=[.N214]*(10^6)*[.$C$229]/[.$B$229]*10^3" office:value-type="float" office:value="68.3704909090909" calcext:value-type="float">
            <text:p>68.4</text:p>
          </table:table-cell>
          <table:table-cell table:style-name="ce161" table:formula="of:=[.O214]*(10^6)*[.$C$229]/[.$B$229]*10^3" office:value-type="float" office:value="1.44104727272727" calcext:value-type="float">
            <text:p>1.4</text:p>
          </table:table-cell>
          <table:table-cell table:style-name="ce161" table:formula="of:=[.P214]*(10^6)*[.$C$229]/[.$B$229]*10^3" office:value-type="float" office:value="1.45928727272727" calcext:value-type="float">
            <text:p>1.5</text:p>
          </table:table-cell>
          <table:table-cell table:style-name="ce161" table:formula="of:=[.Q214]*(10^6)*[.$C$229]/[.$B$229]*10^3" office:value-type="float" office:value="1.44104727272727" calcext:value-type="float">
            <text:p>1.4</text:p>
          </table:table-cell>
          <table:table-cell table:style-name="ce161" table:formula="of:=[.R214]*(10^6)*[.$C$229]/[.$B$229]*10^3" office:value-type="float" office:value="1.44104727272727" calcext:value-type="float">
            <text:p>1.4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87"/>
          <table:table-cell table:style-name="ce147" office:value-type="string" calcext:value-type="string">
            <text:p>NUCLEO</text:p>
          </table:table-cell>
          <table:table-cell table:style-name="ce161" table:formula="of:=[.C214]*(10^6)*[.$C$230]/[.$B$230]*10^3" office:value-type="float" office:value="70.5440117647059" calcext:value-type="float">
            <text:p>70.5</text:p>
          </table:table-cell>
          <table:table-cell table:style-name="ce161" table:formula="of:=[.D214]*(10^6)*[.$C$230]/[.$B$230]*10^3" office:value-type="float" office:value="892.204517647059" calcext:value-type="float">
            <text:p>892.2</text:p>
          </table:table-cell>
          <table:table-cell table:style-name="ce161" table:formula="of:=[.E214]*(10^6)*[.$C$230]/[.$B$230]*10^3" office:value-type="float" office:value="70.5440117647059" calcext:value-type="float">
            <text:p>70.5</text:p>
          </table:table-cell>
          <table:table-cell table:style-name="ce161" table:formula="of:=[.F214]*(10^6)*[.$C$230]/[.$B$230]*10^3" office:value-type="float" office:value="70.5440117647059" calcext:value-type="float">
            <text:p>70.5</text:p>
          </table:table-cell>
          <table:table-cell table:style-name="ce161" table:formula="of:=[.G214]*(10^6)*[.$C$230]/[.$B$230]*10^3" office:value-type="float" office:value="201.672158823529" calcext:value-type="float">
            <text:p>201.7</text:p>
          </table:table-cell>
          <table:table-cell table:style-name="ce161" table:formula="of:=[.H214]*(10^6)*[.$C$230]/[.$B$230]*10^3" office:value-type="float" office:value="429.404611764706" calcext:value-type="float">
            <text:p>429.4</text:p>
          </table:table-cell>
          <table:table-cell table:style-name="ce161" table:formula="of:=[.I214]*(10^6)*[.$C$230]/[.$B$230]*10^3" office:value-type="float" office:value="201.672158823529" calcext:value-type="float">
            <text:p>201.7</text:p>
          </table:table-cell>
          <table:table-cell table:style-name="ce161" table:formula="of:=[.J214]*(10^6)*[.$C$230]/[.$B$230]*10^3" office:value-type="float" office:value="201.672158823529" calcext:value-type="float">
            <text:p>201.7</text:p>
          </table:table-cell>
          <table:table-cell table:style-name="ce161" table:formula="of:=[.K214]*(10^6)*[.$C$230]/[.$B$230]*10^3" office:value-type="float" office:value="331.797970588235" calcext:value-type="float">
            <text:p>331.8</text:p>
          </table:table-cell>
          <table:table-cell table:style-name="ce161" table:formula="of:=[.L214]*(10^6)*[.$C$230]/[.$B$230]*10^3" office:value-type="float" office:value="3363.47258823529" calcext:value-type="float">
            <text:p>3363.5</text:p>
          </table:table-cell>
          <table:table-cell table:style-name="ce161" table:formula="of:=[.M214]*(10^6)*[.$C$230]/[.$B$230]*10^3" office:value-type="float" office:value="331.797970588235" calcext:value-type="float">
            <text:p>331.8</text:p>
          </table:table-cell>
          <table:table-cell table:style-name="ce161" table:formula="of:=[.N214]*(10^6)*[.$C$230]/[.$B$230]*10^3" office:value-type="float" office:value="331.797970588235" calcext:value-type="float">
            <text:p>331.8</text:p>
          </table:table-cell>
          <table:table-cell table:style-name="ce161" table:formula="of:=[.O214]*(10^6)*[.$C$230]/[.$B$230]*10^3" office:value-type="float" office:value="6.99331764705882" calcext:value-type="float">
            <text:p>7.0</text:p>
          </table:table-cell>
          <table:table-cell table:style-name="ce161" table:formula="of:=[.P214]*(10^6)*[.$C$230]/[.$B$230]*10^3" office:value-type="float" office:value="7.08183529411765" calcext:value-type="float">
            <text:p>7.1</text:p>
          </table:table-cell>
          <table:table-cell table:style-name="ce161" table:formula="of:=[.Q214]*(10^6)*[.$C$230]/[.$B$230]*10^3" office:value-type="float" office:value="6.99331764705882" calcext:value-type="float">
            <text:p>7.0</text:p>
          </table:table-cell>
          <table:table-cell table:style-name="ce161" table:formula="of:=[.R214]*(10^6)*[.$C$230]/[.$B$230]*10^3" office:value-type="float" office:value="6.99331764705882" calcext:value-type="float">
            <text:p>7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87" table:number-columns-repeated="2"/>
          <table:table-cell table:style-name="Default" table:number-columns-repeated="16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6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87"/>
          <table:covered-table-cell table:number-columns-repeated="2" table:style-name="Default"/>
          <table:table-cell table:style-name="Default" table:number-columns-repeated="14"/>
          <table:table-cell table:style-name="ce87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88" office:value-type="string" calcext:value-type="string" table:number-columns-spanned="2" table:number-rows-spanned="1">
            <text:p>Model/Dataset</text:p>
          </table:table-cell>
          <table:covered-table-cell table:style-name="ce88"/>
          <table:table-cell table:style-name="ce144" office:value-type="string" calcext:value-type="string" table:number-columns-spanned="4" table:number-rows-spanned="1">
            <text:p><text:span text:style-name="T5">DS-CNN/SC</text:span></text:p>
          </table:table-cell>
          <table:covered-table-cell table:number-columns-repeated="2" table:style-name="ce88"/>
          <table:covered-table-cell table:style-name="ce87"/>
          <table:table-cell table:style-name="ce9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172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173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8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88" office:value-type="string" calcext:value-type="string" table:number-columns-spanned="2" table:number-rows-spanned="1">
            <text:p><text:span text:style-name="T5">Learning method</text:span></text:p>
          </table:table-cell>
          <table:covered-table-cell table:style-name="ce88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8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89" office:value-type="string" calcext:value-type="string" table:number-columns-spanned="1" table:number-rows-spanned="2">
            <text:p>Training</text:p>
          </table:table-cell>
          <table:table-cell table:style-name="ce147" office:value-type="string" calcext:value-type="string">
            <text:p>STM</text:p>
          </table:table-cell>
          <table:table-cell table:style-name="ce161" table:formula="of:=[.C241]/10^3*[.$B$233]*[.$C$233]/3600" office:value-type="float" office:value="35.7585733082182" calcext:value-type="float">
            <text:p>35.8</text:p>
          </table:table-cell>
          <table:table-cell table:style-name="ce161" table:formula="of:=[.D241]/10^3*[.$B$233]*[.$C$233]/3600" office:value-type="float" office:value="50.9853273992727" calcext:value-type="float">
            <text:p>51.0</text:p>
          </table:table-cell>
          <table:table-cell table:style-name="ce161" table:formula="of:=[.E241]/10^3*[.$B$233]*[.$C$233]/3600" office:value-type="float" office:value="37.2796181002909" calcext:value-type="float">
            <text:p>37.3</text:p>
          </table:table-cell>
          <table:table-cell table:style-name="ce161" table:formula="of:=[.F241]/10^3*[.$B$233]*[.$C$233]/3600" office:value-type="float" office:value="49.7097893524364" calcext:value-type="float">
            <text:p>49.7</text:p>
          </table:table-cell>
          <table:table-cell table:style-name="ce161" table:formula="of:=[.G241]/10^3*[.$B$234]*[.$C$234]/3600" office:value-type="float" office:value="185.655853953333" calcext:value-type="float">
            <text:p>185.7</text:p>
          </table:table-cell>
          <table:table-cell table:style-name="ce161" table:formula="of:=[.H241]/10^3*[.$B$234]*[.$C$234]/3600" office:value-type="float" office:value="261.214769066667" calcext:value-type="float">
            <text:p>261.2</text:p>
          </table:table-cell>
          <table:table-cell table:style-name="ce161" table:formula="of:=[.I241]/10^3*[.$B$234]*[.$C$234]/3600" office:value-type="float" office:value="190.248209086818" calcext:value-type="float">
            <text:p>190.2</text:p>
          </table:table-cell>
          <table:table-cell table:style-name="ce161" table:formula="of:=[.J241]/10^3*[.$B$234]*[.$C$234]/3600" office:value-type="float" office:value="253.517688283333" calcext:value-type="float">
            <text:p>253.5</text:p>
          </table:table-cell>
          <table:table-cell table:style-name="ce161" table:formula="of:=[.K241]/10^3*[.$B$235]*[.$C$235]/3600" office:value-type="float" office:value="1405.28757575758" calcext:value-type="float">
            <text:p>1405.3</text:p>
          </table:table-cell>
          <table:table-cell table:style-name="ce161" table:formula="of:=[.L241]/10^3*[.$B$235]*[.$C$235]/3600" office:value-type="float" office:value="1909.70333333333" calcext:value-type="float">
            <text:p>1909.7</text:p>
          </table:table-cell>
          <table:table-cell table:style-name="ce161" table:formula="of:=[.M241]/10^3*[.$B$235]*[.$C$235]/3600" office:value-type="float" office:value="1424.30083333333" calcext:value-type="float">
            <text:p>1424.3</text:p>
          </table:table-cell>
          <table:table-cell table:style-name="ce161" table:formula="of:=[.N241]/10^3*[.$B$235]*[.$C$235]/3600" office:value-type="float" office:value="1899.09590909091" calcext:value-type="float">
            <text:p>1899.1</text:p>
          </table:table-cell>
          <table:table-cell table:style-name="ce161" table:formula="of:=[.O241]/10^3*[.$B$236]*[.$C$236]/3600" office:value-type="float" office:value="0.431476363636364" calcext:value-type="float">
            <text:p>0.4</text:p>
          </table:table-cell>
          <table:table-cell table:style-name="ce161" table:formula="of:=[.P241]/10^3*[.$B$236]*[.$C$236]/3600" office:value-type="float" office:value="0.644518787878788" calcext:value-type="float">
            <text:p>0.6</text:p>
          </table:table-cell>
          <table:table-cell table:style-name="ce161" table:formula="of:=[.Q241]/10^3*[.$B$236]*[.$C$236]/3600" office:value-type="float" office:value="0.729367272727273" calcext:value-type="float">
            <text:p>0.7</text:p>
          </table:table-cell>
          <table:table-cell table:style-name="ce161" table:formula="of:=[.R241]/10^3*[.$B$236]*[.$C$236]/3600" office:value-type="float" office:value="0.889483636363636" calcext:value-type="float">
            <text:p>0.9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89"/>
          <table:table-cell table:style-name="ce147" office:value-type="string" calcext:value-type="string">
            <text:p>NUC</text:p>
          </table:table-cell>
          <table:table-cell table:style-name="ce161" table:formula="of:=[.C242]/10^3*[.$B$233]*[.$C$233]/3600" office:value-type="float" office:value="173.534252819294" calcext:value-type="float">
            <text:p>173.5</text:p>
          </table:table-cell>
          <table:table-cell table:style-name="ce161" table:formula="of:=[.D242]/10^3*[.$B$233]*[.$C$233]/3600" office:value-type="float" office:value="247.428794731765" calcext:value-type="float">
            <text:p>247.4</text:p>
          </table:table-cell>
          <table:table-cell table:style-name="ce161" table:formula="of:=[.E242]/10^3*[.$B$233]*[.$C$233]/3600" office:value-type="float" office:value="180.915793722" calcext:value-type="float">
            <text:p>180.9</text:p>
          </table:table-cell>
          <table:table-cell table:style-name="ce161" table:formula="of:=[.F242]/10^3*[.$B$233]*[.$C$233]/3600" office:value-type="float" office:value="241.238683622118" calcext:value-type="float">
            <text:p>241.2</text:p>
          </table:table-cell>
          <table:table-cell table:style-name="ce161" table:formula="of:=[.G242]/10^3*[.$B$234]*[.$C$234]/3600" office:value-type="float" office:value="900.976938302941" calcext:value-type="float">
            <text:p>901.0</text:p>
          </table:table-cell>
          <table:table-cell table:style-name="ce161" table:formula="of:=[.H242]/10^3*[.$B$234]*[.$C$234]/3600" office:value-type="float" office:value="1267.65990870588" calcext:value-type="float">
            <text:p>1267.7</text:p>
          </table:table-cell>
          <table:table-cell table:style-name="ce161" table:formula="of:=[.I242]/10^3*[.$B$234]*[.$C$234]/3600" office:value-type="float" office:value="923.263367627206" calcext:value-type="float">
            <text:p>923.3</text:p>
          </table:table-cell>
          <table:table-cell table:style-name="ce161" table:formula="of:=[.J242]/10^3*[.$B$234]*[.$C$234]/3600" office:value-type="float" office:value="1230.30642843382" calcext:value-type="float">
            <text:p>1230.3</text:p>
          </table:table-cell>
          <table:table-cell table:style-name="ce161" table:formula="of:=[.K242]/10^3*[.$B$235]*[.$C$235]/3600" office:value-type="float" office:value="6819.77794117647" calcext:value-type="float">
            <text:p>6819.8</text:p>
          </table:table-cell>
          <table:table-cell table:style-name="ce161" table:formula="of:=[.L242]/10^3*[.$B$235]*[.$C$235]/3600" office:value-type="float" office:value="9267.67794117647" calcext:value-type="float">
            <text:p>9267.7</text:p>
          </table:table-cell>
          <table:table-cell table:style-name="ce161" table:formula="of:=[.M242]/10^3*[.$B$235]*[.$C$235]/3600" office:value-type="float" office:value="6912.04816176471" calcext:value-type="float">
            <text:p>6912.0</text:p>
          </table:table-cell>
          <table:table-cell table:style-name="ce161" table:formula="of:=[.N242]/10^3*[.$B$235]*[.$C$235]/3600" office:value-type="float" office:value="9216.20073529412" calcext:value-type="float">
            <text:p>9216.2</text:p>
          </table:table-cell>
          <table:table-cell table:style-name="ce161" table:formula="of:=[.O242]/10^3*[.$B$236]*[.$C$236]/3600" office:value-type="float" office:value="2.09392941176471" calcext:value-type="float">
            <text:p>2.1</text:p>
          </table:table-cell>
          <table:table-cell table:style-name="ce161" table:formula="of:=[.P242]/10^3*[.$B$236]*[.$C$236]/3600" office:value-type="float" office:value="3.12781176470588" calcext:value-type="float">
            <text:p>3.1</text:p>
          </table:table-cell>
          <table:table-cell table:style-name="ce161" table:formula="of:=[.Q242]/10^3*[.$B$236]*[.$C$236]/3600" office:value-type="float" office:value="3.53957647058824" calcext:value-type="float">
            <text:p>3.5</text:p>
          </table:table-cell>
          <table:table-cell table:style-name="ce161" table:formula="of:=[.R242]/10^3*[.$B$236]*[.$C$236]/3600" office:value-type="float" office:value="4.31661176470588" calcext:value-type="float">
            <text:p>4.3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88" table:number-columns-spanned="2" table:number-rows-spanned="1"/>
          <table:covered-table-cell table:style-name="ce88"/>
          <table:table-cell table:style-name="ce144" table:number-columns-spanned="4" table:number-rows-spanned="1"/>
          <table:covered-table-cell table:number-columns-repeated="2" table:style-name="ce88"/>
          <table:covered-table-cell table:style-name="ce87"/>
          <table:table-cell table:style-name="ce93" table:number-columns-spanned="4" table:number-rows-spanned="1"/>
          <table:covered-table-cell table:number-columns-repeated="3" table:style-name="ce87"/>
          <table:table-cell table:style-name="ce172" table:number-columns-spanned="4" table:number-rows-spanned="1"/>
          <table:covered-table-cell table:number-columns-repeated="3" table:style-name="ce87"/>
          <table:table-cell table:style-name="ce173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88" table:number-columns-spanned="2" table:number-rows-spanned="1"/>
          <table:covered-table-cell table:style-name="ce88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89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89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89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88" table:number-columns-spanned="2" table:number-rows-spanned="1"/>
          <table:covered-table-cell table:style-name="ce88"/>
          <table:table-cell table:style-name="ce144" table:number-columns-spanned="4" table:number-rows-spanned="1"/>
          <table:covered-table-cell table:number-columns-repeated="2" table:style-name="ce88"/>
          <table:covered-table-cell table:style-name="ce87"/>
          <table:table-cell table:style-name="ce93" table:number-columns-spanned="4" table:number-rows-spanned="1"/>
          <table:covered-table-cell table:number-columns-repeated="3" table:style-name="ce87"/>
          <table:table-cell table:style-name="ce172" table:number-columns-spanned="4" table:number-rows-spanned="1"/>
          <table:covered-table-cell table:number-columns-repeated="3" table:style-name="ce87"/>
          <table:table-cell table:style-name="ce173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88" table:number-columns-spanned="2" table:number-rows-spanned="1"/>
          <table:covered-table-cell table:style-name="ce88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89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89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89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97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77" table:number-columns-repeated="4"/>
          <table:table-cell table:style-name="ce178" table:number-columns-repeated="2"/>
          <table:table-cell table:style-name="ce177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98" table:number-columns-spanned="2" table:number-rows-spanned="1"/>
          <table:covered-table-cell table:style-name="ce98"/>
          <table:table-cell table:style-name="ce162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number-columns-repeated="2" table:style-name="ce98"/>
          <table:table-cell table:style-name="ce162" table:number-columns-spanned="3" table:number-rows-spanned="1"/>
          <table:covered-table-cell table:number-columns-repeated="2" table:style-name="ce98"/>
          <table:table-cell table:number-columns-repeated="2"/>
          <table:table-cell table:style-name="ce174"/>
          <table:table-cell table:style-name="ce85" table:number-columns-repeated="2"/>
          <table:table-cell table:style-name="ce174"/>
          <table:table-cell table:style-name="ce177" table:number-columns-repeated="2"/>
          <table:table-cell table:style-name="ce178"/>
          <table:table-cell table:style-name="ce98" table:number-columns-spanned="2" table:number-rows-spanned="1"/>
          <table:covered-table-cell table:style-name="ce98"/>
          <table:table-cell table:style-name="ce162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number-columns-repeated="2" table:style-name="ce98"/>
          <table:table-cell table:style-name="ce98" table:number-columns-spanned="3" table:number-rows-spanned="1"/>
          <table:covered-table-cell table:number-columns-repeated="2" table:style-name="Default"/>
          <table:table-cell table:style-name="Default"/>
          <table:table-cell table:style-name="ce98" table:number-columns-repeated="2"/>
          <table:table-cell table:style-name="ce162" table:number-columns-spanned="3" table:number-rows-spanned="1"/>
          <table:covered-table-cell table:number-columns-repeated="2" table:style-name="ce98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98" table:number-columns-spanned="2" table:number-rows-spanned="1"/>
          <table:covered-table-cell table:style-name="ce98"/>
          <table:table-cell table:style-name="ce98" table:number-columns-repeated="12"/>
          <table:table-cell table:number-columns-repeated="6"/>
          <table:table-cell table:style-name="Default" table:number-columns-repeated="3"/>
          <table:table-cell table:style-name="ce98" table:number-columns-spanned="2" table:number-rows-spanned="1"/>
          <table:covered-table-cell table:style-name="ce98"/>
          <table:table-cell table:style-name="ce98" table:number-columns-repeated="7"/>
          <table:table-cell table:style-name="Default" table:number-columns-repeated="3"/>
          <table:table-cell table:style-name="ce98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99" table:number-columns-spanned="1" table:number-rows-spanned="4"/>
          <table:table-cell table:style-name="ce154"/>
          <table:table-cell table:style-name="ce155" table:number-columns-repeated="12"/>
          <table:table-cell table:number-columns-repeated="6"/>
          <table:table-cell table:style-name="Default" table:number-columns-repeated="3"/>
          <table:table-cell table:style-name="ce99" table:number-columns-spanned="1" table:number-rows-spanned="4"/>
          <table:table-cell table:style-name="ce154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99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99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99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99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110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99" table:number-columns-spanned="1" table:number-rows-spanned="4"/>
          <table:table-cell table:style-name="ce155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table-cell table:style-name="ce99" table:number-columns-spanned="1" table:number-rows-spanned="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99"/>
          <table:table-cell table:style-name="ce155"/>
          <table:table-cell table:style-name="ce85" table:number-columns-repeated="12"/>
          <table:table-cell/>
          <table:table-cell table:style-name="ce98"/>
          <table:table-cell table:number-columns-repeated="4"/>
          <table:table-cell table:style-name="Default" table:number-columns-repeated="3"/>
          <table:covered-table-cell table:style-name="ce99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99"/>
          <table:table-cell table:style-name="ce155"/>
          <table:table-cell table:style-name="ce85" table:number-columns-repeated="12"/>
          <table:table-cell table:number-columns-repeated="4"/>
          <table:table-cell table:style-name="ce177" table:number-columns-repeated="2"/>
          <table:table-cell table:style-name="Default" table:number-columns-repeated="3"/>
          <table:covered-table-cell table:style-name="ce99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99"/>
          <table:table-cell table:style-name="ce111"/>
          <table:table-cell table:style-name="ce85" table:number-columns-repeated="12"/>
          <table:table-cell table:number-columns-repeated="6"/>
          <table:table-cell table:style-name="Default" table:number-columns-repeated="3"/>
          <table:covered-table-cell table:style-name="ce99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1"/>
          <table:table-cell/>
          <table:table-cell table:style-name="ce85" table:number-columns-repeated="12"/>
          <table:table-cell table:style-name="ce80"/>
          <table:table-cell table:number-columns-repeated="5"/>
          <table:table-cell table:style-name="Default" table:number-columns-repeated="3"/>
          <table:table-cell table:style-name="ce111"/>
          <table:table-cell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77"/>
          <table:table-cell table:style-name="ce178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7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8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56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2" table:number-columns-spanned="2" table:number-rows-spanned="1"/>
          <table:covered-table-cell/>
          <table:table-cell table:style-name="ce112" table:number-columns-spanned="2" table:number-rows-spanned="1"/>
          <table:covered-table-cell table:style-name="ce112"/>
          <table:table-cell table:style-name="ce112" table:number-columns-spanned="2" table:number-rows-spanned="1"/>
          <table:covered-table-cell table:style-name="ce112"/>
          <table:table-cell table:number-columns-repeated="9"/>
          <table:table-cell table:style-name="ce80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5" table:number-columns-spanned="2" table:number-rows-spanned="1"/>
          <table:covered-table-cell table:style-name="ce98"/>
          <table:table-cell table:style-name="ce163" table:number-columns-repeated="2"/>
          <table:table-cell table:style-name="ce112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99" table:number-columns-spanned="1" table:number-rows-spanned="2"/>
          <table:table-cell table:style-name="ce154"/>
          <table:table-cell table:style-name="ce164" table:number-columns-repeated="2"/>
          <table:table-cell table:style-name="ce170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164"/>
          <table:table-cell table:style-name="ce169"/>
          <table:table-cell table:style-name="ce170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80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6"/>
          <table:table-cell table:style-name="ce167"/>
          <table:table-cell table:style-name="ce171" table:number-columns-repeated="3"/>
          <table:table-cell table:style-name="ce116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119" table:number-columns-repeated="8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9" table:number-columns-spanned="2" table:number-rows-spanned="1"/>
          <table:covered-table-cell table:style-name="ce119"/>
          <table:table-cell table:style-name="ce165" table:number-columns-spanned="3" table:number-rows-spanned="1"/>
          <table:covered-table-cell table:number-columns-repeated="2" table:style-name="ce16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65" table:number-columns-spanned="3" table:number-rows-spanned="1"/>
          <table:covered-table-cell table:number-columns-repeated="2" table:style-name="ce165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9" table:number-columns-spanned="2" table:number-rows-spanned="1"/>
          <table:covered-table-cell table:style-name="ce119"/>
          <table:table-cell table:style-name="ce119" table:number-columns-repeated="12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16"/>
          <table:table-cell table:number-columns-repeated="5"/>
          <table:table-cell table:style-name="ce85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15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16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119" table:number-columns-repeated="7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9" table:number-columns-spanned="2" table:number-rows-spanned="1"/>
          <table:covered-table-cell table:style-name="ce119"/>
          <table:table-cell table:style-name="ce165" table:number-columns-spanned="3" table:number-rows-spanned="1"/>
          <table:covered-table-cell table:number-columns-repeated="2" table:style-name="ce16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65" table:number-columns-spanned="3" table:number-rows-spanned="1"/>
          <table:covered-table-cell table:number-columns-repeated="2" table:style-name="ce165"/>
          <table:table-cell table:style-name="ce138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19" table:number-columns-spanned="2" table:number-rows-spanned="1"/>
          <table:covered-table-cell table:style-name="ce119"/>
          <table:table-cell table:style-name="ce119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38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20</meta:editing-cycles>
    <meta:editing-duration>P4DT1H46M28S</meta:editing-duration>
    <dc:date>2023-03-03T16:28:15.395975294</dc:date>
    <meta:document-statistic meta:table-count="1" meta:cell-count="1912" meta:object-count="0"/>
  </office:meta>
</office:document-meta>
</file>